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0.2pt"/>
    </style:style>
    <style:style style:name="co2" style:family="table-column">
      <style:table-column-properties fo:break-before="auto" style:column-width="118.66pt"/>
    </style:style>
    <style:style style:name="co3" style:family="table-column">
      <style:table-column-properties fo:break-before="auto" style:column-width="73.16pt"/>
    </style:style>
    <style:style style:name="co4" style:family="table-column">
      <style:table-column-properties fo:break-before="auto" style:column-width="80.65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Jura-dev01 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LKG</text:p>
          </table:table-cell>
          <table:table-cell office:value-type="string" calcext:value-type="string">
            <text:p>RKG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SB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acut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bre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breveacute</text:p>
          </table:table-cell>
          <table:table-cell office:value-type="string" calcext:value-type="string">
            <text:p>@Abreveacut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brevedotbelow</text:p>
          </table:table-cell>
          <table:table-cell office:value-type="string" calcext:value-type="string">
            <text:p>@Abrevedotbelow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brevegrave</text:p>
          </table:table-cell>
          <table:table-cell office:value-type="string" calcext:value-type="string">
            <text:p>@Abrevegrav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brevehookabove</text:p>
          </table:table-cell>
          <table:table-cell office:value-type="string" calcext:value-type="string">
            <text:p>@Abrevehookabov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brevetilde</text:p>
          </table:table-cell>
          <table:table-cell office:value-type="string" calcext:value-type="string">
            <text:p>@Abrevetild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circumflex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circumflexacute</text:p>
          </table:table-cell>
          <table:table-cell office:value-type="string" calcext:value-type="string">
            <text:p>@Acircumflexacut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circumflexdotbelow</text:p>
          </table:table-cell>
          <table:table-cell office:value-type="string" calcext:value-type="string">
            <text:p>@Acircumflexdotbelow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circumflexgrave</text:p>
          </table:table-cell>
          <table:table-cell office:value-type="string" calcext:value-type="string">
            <text:p>@Acircumflexgrav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circumflexhookabove</text:p>
          </table:table-cell>
          <table:table-cell office:value-type="string" calcext:value-type="string">
            <text:p>@Acircumflexhookabov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circumflextilde</text:p>
          </table:table-cell>
          <table:table-cell office:value-type="string" calcext:value-type="string">
            <text:p>@Acircumflextild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dblgrave</text:p>
          </table:table-cell>
          <table:table-cell office:value-type="string" calcext:value-type="string">
            <text:p>@Adblgrav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dieresis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dotbelow</text:p>
          </table:table-cell>
          <table:table-cell office:value-type="string" calcext:value-type="string">
            <text:p>@Adotbelow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gra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hookabove</text:p>
          </table:table-cell>
          <table:table-cell office:value-type="string" calcext:value-type="string">
            <text:p>@Ahookabov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invertedbreve</text:p>
          </table:table-cell>
          <table:table-cell office:value-type="string" calcext:value-type="string">
            <text:p>@Ainvertedbreve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macron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ogonek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-51" calcext:value-type="float">
            <text:p>-5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ring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ringacut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tild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80</text:p>
          </table:table-cell>
          <table:table-cell office:value-type="float" office:value="19.8947219849" calcext:value-type="float">
            <text:p>19.8947219849</text:p>
          </table:table-cell>
          <table:table-cell office:value-type="float" office:value="20.2723731995" calcext:value-type="float">
            <text:p>20.272373199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E</text:p>
          </table:table-cell>
          <table:table-cell office:value-type="float" office:value="19.2809581757" calcext:value-type="float">
            <text:p>19.2809581757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AEacut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E</text:p>
          </table:table-cell>
          <table:table-cell office:value-type="float" office:value="19.2809581757" calcext:value-type="float">
            <text:p>19.2809581757</text:p>
          </table:table-cell>
          <table:table-cell office:value-type="float" office:value="57" calcext:value-type="float">
            <text:p>57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80.4120025635" calcext:value-type="float">
            <text:p>80.4120025635</text:p>
          </table:table-cell>
          <table:table-cell office:value-type="float" office:value="665.505981445" calcext:value-type="float">
            <text:p>665.505981445</text:p>
          </table:table-cell>
        </table:table-row>
        <table:table-row table:style-name="ro1">
          <table:table-cell office:value-type="string" calcext:value-type="string">
            <text:p>Cacut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80.9060058594" calcext:value-type="float">
            <text:p>80.906005859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caro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80.9060058594" calcext:value-type="float">
            <text:p>80.906005859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cedilla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80.9060058594" calcext:value-type="float">
            <text:p>80.906005859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circumflex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80.9060058594" calcext:value-type="float">
            <text:p>80.906005859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dotaccent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80.9060058594" calcext:value-type="float">
            <text:p>80.906005859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@DZ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9.9161453247" calcext:value-type="float">
            <text:p>59.9161453247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DZcaron</text:p>
          </table:table-cell>
          <table:table-cell office:value-type="string" calcext:value-type="string">
            <text:p>@DZ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9.9161453247" calcext:value-type="float">
            <text:p>59.9161453247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Dcaron</text:p>
          </table:table-cell>
          <table:table-cell office:value-type="string" calcext:value-type="string">
            <text:p>@D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Dcroat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@Dz</text:p>
          </table:table-cell>
          <table:table-cell office:value-type="string" calcext:value-type="string">
            <text:p>@z</text:p>
          </table:table-cell>
          <table:table-cell office:value-type="float" office:value="100" calcext:value-type="float">
            <text:p>100</text:p>
          </table:table-cell>
          <table:table-cell office:value-type="float" office:value="44.6958732605" calcext:value-type="float">
            <text:p>44.695873260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Dzcaron</text:p>
          </table:table-cell>
          <table:table-cell office:value-type="string" calcext:value-type="string">
            <text:p>@Dz</text:p>
          </table:table-cell>
          <table:table-cell office:value-type="string" calcext:value-type="string">
            <text:p>@z</text:p>
          </table:table-cell>
          <table:table-cell office:value-type="float" office:value="100" calcext:value-type="float">
            <text:p>100</text:p>
          </table:table-cell>
          <table:table-cell office:value-type="float" office:value="44.6958732605" calcext:value-type="float">
            <text:p>44.695873260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acut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brev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caron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circumflex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circumflexacute</text:p>
          </table:table-cell>
          <table:table-cell office:value-type="string" calcext:value-type="string">
            <text:p>@Ecircumflexacut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circumflexdotbelow</text:p>
          </table:table-cell>
          <table:table-cell office:value-type="string" calcext:value-type="string">
            <text:p>@Ecircumflexdotbelow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circumflexgrave</text:p>
          </table:table-cell>
          <table:table-cell office:value-type="string" calcext:value-type="string">
            <text:p>@Ecircumflexgrav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circumflexhookabove</text:p>
          </table:table-cell>
          <table:table-cell office:value-type="string" calcext:value-type="string">
            <text:p>@Ecircumflexhookabov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circumflextilde</text:p>
          </table:table-cell>
          <table:table-cell office:value-type="string" calcext:value-type="string">
            <text:p>@Ecircumflextild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dblgrave</text:p>
          </table:table-cell>
          <table:table-cell office:value-type="string" calcext:value-type="string">
            <text:p>@Edblgrav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dieresis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dotaccent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dotbelow</text:p>
          </table:table-cell>
          <table:table-cell office:value-type="string" calcext:value-type="string">
            <text:p>@Edotbelow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grav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hookabove</text:p>
          </table:table-cell>
          <table:table-cell office:value-type="string" calcext:value-type="string">
            <text:p>@Ehookabov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invertedbreve</text:p>
          </table:table-cell>
          <table:table-cell office:value-type="string" calcext:value-type="string">
            <text:p>@Einvertedbrev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macron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ogonek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-13" calcext:value-type="float">
            <text:p>-13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Etilde</text:p>
          </table:table-cell>
          <table:table-cell office:value-type="string" calcext:value-type="string">
            <text:p>@Etild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Gbre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Gcaron</text:p>
          </table:table-cell>
          <table:table-cell office:value-type="string" calcext:value-type="string">
            <text:p>@Gcaron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Gcircumflex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Gcommaaccent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Gdotaccent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Hbar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Hcircumflex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acut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84.6666641235" calcext:value-type="float">
            <text:p>84.6666641235</text:p>
          </table:table-cell>
          <table:table-cell office:value-type="float" office:value="23.6666660309" calcext:value-type="float">
            <text:p>23.666666030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brev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circumflex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dblgrave</text:p>
          </table:table-cell>
          <table:table-cell office:value-type="string" calcext:value-type="string">
            <text:p>@Idblgrave</text:p>
          </table:table-cell>
          <table:table-cell office:value-type="string" calcext:value-type="string">
            <text:p>@80</text:p>
          </table:table-cell>
          <table:table-cell office:value-type="float" office:value="-38.3000030518" calcext:value-type="float">
            <text:p>-38.3000030518</text:p>
          </table:table-cell>
          <table:table-cell office:value-type="float" office:value="50.0000038147" calcext:value-type="float">
            <text:p>50.000003814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dieresis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dotaccent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80.7549972534" calcext:value-type="float">
            <text:p>80.7549972534</text:p>
          </table:table-cell>
          <table:table-cell office:value-type="float" office:value="81.1733093262" calcext:value-type="float">
            <text:p>81.173309326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dotbelow</text:p>
          </table:table-cell>
          <table:table-cell office:value-type="string" calcext:value-type="string">
            <text:p>@Idotbelow</text:p>
          </table:table-cell>
          <table:table-cell office:value-type="string" calcext:value-type="string">
            <text:p>@8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grav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23.6666660309" calcext:value-type="float">
            <text:p>23.6666660309</text:p>
          </table:table-cell>
          <table:table-cell office:value-type="float" office:value="84.6666641235" calcext:value-type="float">
            <text:p>84.666664123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hookabove</text:p>
          </table:table-cell>
          <table:table-cell office:value-type="string" calcext:value-type="string">
            <text:p>@Ihookabove</text:p>
          </table:table-cell>
          <table:table-cell office:value-type="string" calcext:value-type="string">
            <text:p>@8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invertedbreve</text:p>
          </table:table-cell>
          <table:table-cell office:value-type="string" calcext:value-type="string">
            <text:p>@Iinvertedbre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macron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ogonek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tild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-0.1844616532" calcext:value-type="float">
            <text:p>-0.1844616532</text:p>
          </table:table-cell>
          <table:table-cell office:value-type="float" office:value="0.1866112798" calcext:value-type="float">
            <text:p>0.186611279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21.906003952" calcext:value-type="float">
            <text:p>21.906003952</text:p>
          </table:table-cell>
          <table:table-cell office:value-type="float" office:value="80" calcext:value-type="float">
            <text:p>8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Jcircumflex</text:p>
          </table:table-cell>
          <table:table-cell office:value-type="string" calcext:value-type="string">
            <text:p>@J</text:p>
          </table:table-cell>
          <table:table-cell office:value-type="string" calcext:value-type="string">
            <text:p>@80</text:p>
          </table:table-cell>
          <table:table-cell office:value-type="float" office:value="21.906003952" calcext:value-type="float">
            <text:p>21.906003952</text:p>
          </table:table-cell>
          <table:table-cell office:value-type="float" office:value="-15" calcext:value-type="float">
            <text:p>-1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19.8640003204" calcext:value-type="float">
            <text:p>19.8640003204</text:p>
          </table:table-cell>
          <table:table-cell office:value-type="float" office:value="548.939025879" calcext:value-type="float">
            <text:p>548.939025879</text:p>
          </table:table-cell>
        </table:table-row>
        <table:table-row table:style-name="ro1">
          <table:table-cell office:value-type="string" calcext:value-type="string">
            <text:p>Kcommaaccent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19.8640003204" calcext:value-type="float">
            <text:p>19.8640003204</text:p>
          </table:table-cell>
          <table:table-cell office:value-type="float" office:value="548.939025879" calcext:value-type="float">
            <text:p>548.9390258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@LJ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Lacut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84.6666641235" calcext:value-type="float">
            <text:p>84.6666641235</text:p>
          </table:table-cell>
          <table:table-cell office:value-type="float" office:value="20" calcext:value-type="float">
            <text:p>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Lcaron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Lcommaaccent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Ldot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@Lj</text:p>
          </table:table-cell>
          <table:table-cell office:value-type="string" calcext:value-type="string">
            <text:p>@j</text:p>
          </table:table-cell>
          <table:table-cell office:value-type="float" office:value="100" calcext:value-type="float">
            <text:p>100</text:p>
          </table:table-cell>
          <table:table-cell office:value-type="float" office:value="93.1733093262" calcext:value-type="float">
            <text:p>93.173309326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Lslash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.7513580322" calcext:value-type="float">
            <text:p>10.7513580322</text:p>
          </table:table-cell>
          <table:table-cell office:value-type="float" office:value="20" calcext:value-type="float">
            <text:p>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@NJ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Nacute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Ncaron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Ncommaaccent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@Eng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@Nj</text:p>
          </table:table-cell>
          <table:table-cell office:value-type="string" calcext:value-type="string">
            <text:p>@j</text:p>
          </table:table-cell>
          <table:table-cell office:value-type="float" office:value="100" calcext:value-type="float">
            <text:p>100</text:p>
          </table:table-cell>
          <table:table-cell office:value-type="float" office:value="93.1733093262" calcext:value-type="float">
            <text:p>93.173309326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Ntilde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acut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bre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circumflex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circumflexacute</text:p>
          </table:table-cell>
          <table:table-cell office:value-type="string" calcext:value-type="string">
            <text:p>@Ocircumflexacut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circumflexdotbelow</text:p>
          </table:table-cell>
          <table:table-cell office:value-type="string" calcext:value-type="string">
            <text:p>@Ocircumflexdotbelow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circumflexgrave</text:p>
          </table:table-cell>
          <table:table-cell office:value-type="string" calcext:value-type="string">
            <text:p>@Ocircumflexgra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circumflexhookabove</text:p>
          </table:table-cell>
          <table:table-cell office:value-type="string" calcext:value-type="string">
            <text:p>@Ocircumflexhookabo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circumflextilde</text:p>
          </table:table-cell>
          <table:table-cell office:value-type="string" calcext:value-type="string">
            <text:p>@Ocircumflextild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dblgrave</text:p>
          </table:table-cell>
          <table:table-cell office:value-type="string" calcext:value-type="string">
            <text:p>@Odblgra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dieresis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dieresismacron</text:p>
          </table:table-cell>
          <table:table-cell office:value-type="string" calcext:value-type="string">
            <text:p>@Odieresismacron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dotaccentmacron</text:p>
          </table:table-cell>
          <table:table-cell office:value-type="string" calcext:value-type="string">
            <text:p>@Odotaccentmacron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dotbelow</text:p>
          </table:table-cell>
          <table:table-cell office:value-type="string" calcext:value-type="string">
            <text:p>@Odotbelow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gra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hookabove</text:p>
          </table:table-cell>
          <table:table-cell office:value-type="string" calcext:value-type="string">
            <text:p>@Ohookabo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hor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hornacut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horndotbelow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horngra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hornhookabo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horntild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hungarumlaut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invertedbreve</text:p>
          </table:table-cell>
          <table:table-cell office:value-type="string" calcext:value-type="string">
            <text:p>@Oinvertedbre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macro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ogonek</text:p>
          </table:table-cell>
          <table:table-cell office:value-type="string" calcext:value-type="string">
            <text:p>@Oogonek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slash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slashacut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tild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tildemacron</text:p>
          </table:table-cell>
          <table:table-cell office:value-type="string" calcext:value-type="string">
            <text:p>@Otildemacron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Thorn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31.2000007629" calcext:value-type="float">
            <text:p>31.200000762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Racute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31.2000007629" calcext:value-type="float">
            <text:p>31.200000762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Rcaron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31.2000007629" calcext:value-type="float">
            <text:p>31.200000762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Rcommaaccent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31.2000007629" calcext:value-type="float">
            <text:p>31.200000762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Rdblgrave</text:p>
          </table:table-cell>
          <table:table-cell office:value-type="string" calcext:value-type="string">
            <text:p>@Rdblgrav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31.2000007629" calcext:value-type="float">
            <text:p>31.200000762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Rinvertedbreve</text:p>
          </table:table-cell>
          <table:table-cell office:value-type="string" calcext:value-type="string">
            <text:p>@Rinvertedbreve</text:p>
          </table:table-cell>
          <table:table-cell office:value-type="string" calcext:value-type="string">
            <text:p>@80</text:p>
          </table:table-cell>
          <table:table-cell office:value-type="float" office:value="100" calcext:value-type="float">
            <text:p>100</text:p>
          </table:table-cell>
          <table:table-cell office:value-type="float" office:value="31.2000007629" calcext:value-type="float">
            <text:p>31.200000762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acute</text:p>
          </table:table-cell>
          <table:table-cell office:value-type="string" calcext:value-type="string">
            <text:p>@S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caron</text:p>
          </table:table-cell>
          <table:table-cell office:value-type="string" calcext:value-type="string">
            <text:p>@S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cedilla</text:p>
          </table:table-cell>
          <table:table-cell office:value-type="string" calcext:value-type="string">
            <text:p>@S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circumflex</text:p>
          </table:table-cell>
          <table:table-cell office:value-type="string" calcext:value-type="string">
            <text:p>@S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commaaccent</text:p>
          </table:table-cell>
          <table:table-cell office:value-type="string" calcext:value-type="string">
            <text:p>@S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Germandbls</text:p>
          </table:table-cell>
          <table:table-cell table:number-columns-repeated="2" office:value-type="string" calcext:value-type="string">
            <text:p>@Germandbls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Schwa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Tbar</text:p>
          </table:table-cell>
          <table:table-cell office:value-type="string" calcext:value-type="string">
            <text:p>@T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Tcaron</text:p>
          </table:table-cell>
          <table:table-cell office:value-type="string" calcext:value-type="string">
            <text:p>@T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Tcedilla</text:p>
          </table:table-cell>
          <table:table-cell office:value-type="string" calcext:value-type="string">
            <text:p>@T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Tcommaaccent</text:p>
          </table:table-cell>
          <table:table-cell office:value-type="string" calcext:value-type="string">
            <text:p>@T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acute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breve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circumflex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dblgrave</text:p>
          </table:table-cell>
          <table:table-cell office:value-type="string" calcext:value-type="string">
            <text:p>@Udblgra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dieresis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dotbelow</text:p>
          </table:table-cell>
          <table:table-cell office:value-type="string" calcext:value-type="string">
            <text:p>@Udotbelow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grave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hookabove</text:p>
          </table:table-cell>
          <table:table-cell office:value-type="string" calcext:value-type="string">
            <text:p>@Uhookabo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horn</text:p>
          </table:table-cell>
          <table:table-cell office:value-type="string" calcext:value-type="string">
            <text:p>@Uhorn</text:p>
          </table:table-cell>
          <table:table-cell office:value-type="string" calcext:value-type="string">
            <text:p>@8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hornacute</text:p>
          </table:table-cell>
          <table:table-cell office:value-type="string" calcext:value-type="string">
            <text:p>@Uhorn</text:p>
          </table:table-cell>
          <table:table-cell office:value-type="string" calcext:value-type="string">
            <text:p>@8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horndotbelow</text:p>
          </table:table-cell>
          <table:table-cell office:value-type="string" calcext:value-type="string">
            <text:p>@Uhorn</text:p>
          </table:table-cell>
          <table:table-cell office:value-type="string" calcext:value-type="string">
            <text:p>@8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horngrave</text:p>
          </table:table-cell>
          <table:table-cell office:value-type="string" calcext:value-type="string">
            <text:p>@Uhorn</text:p>
          </table:table-cell>
          <table:table-cell office:value-type="string" calcext:value-type="string">
            <text:p>@8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hornhookabove</text:p>
          </table:table-cell>
          <table:table-cell office:value-type="string" calcext:value-type="string">
            <text:p>@Uhorn</text:p>
          </table:table-cell>
          <table:table-cell office:value-type="string" calcext:value-type="string">
            <text:p>@8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horntilde</text:p>
          </table:table-cell>
          <table:table-cell office:value-type="string" calcext:value-type="string">
            <text:p>@Uhorn</text:p>
          </table:table-cell>
          <table:table-cell office:value-type="string" calcext:value-type="string">
            <text:p>@8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hungarumlaut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invertedbreve</text:p>
          </table:table-cell>
          <table:table-cell office:value-type="string" calcext:value-type="string">
            <text:p>@Uinvertedbreve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macron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ogonek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ring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Utilde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-0.3446216285" calcext:value-type="float">
            <text:p>-0.3446216285</text:p>
          </table:table-cell>
          <table:table-cell office:value-type="float" office:value="-0.5570399761" calcext:value-type="float">
            <text:p>-0.557039976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-0.1844616532" calcext:value-type="float">
            <text:p>-0.1844616532</text:p>
          </table:table-cell>
          <table:table-cell office:value-type="float" office:value="-0.3938769102" calcext:value-type="float">
            <text:p>-0.393876910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Wacute</text:p>
          </table:table-cell>
          <table:table-cell office:value-type="string" calcext:value-type="string">
            <text:p>@W</text:p>
          </table:table-cell>
          <table:table-cell office:value-type="string" calcext:value-type="string">
            <text:p>@80</text:p>
          </table:table-cell>
          <table:table-cell office:value-type="float" office:value="-0.1844616532" calcext:value-type="float">
            <text:p>-0.1844616532</text:p>
          </table:table-cell>
          <table:table-cell office:value-type="float" office:value="-0.3938769102" calcext:value-type="float">
            <text:p>-0.393876910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Wcircumflex</text:p>
          </table:table-cell>
          <table:table-cell office:value-type="string" calcext:value-type="string">
            <text:p>@W</text:p>
          </table:table-cell>
          <table:table-cell office:value-type="string" calcext:value-type="string">
            <text:p>@80</text:p>
          </table:table-cell>
          <table:table-cell office:value-type="float" office:value="-0.1844616532" calcext:value-type="float">
            <text:p>-0.1844616532</text:p>
          </table:table-cell>
          <table:table-cell office:value-type="float" office:value="-0.3938769102" calcext:value-type="float">
            <text:p>-0.393876910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Wdieresis</text:p>
          </table:table-cell>
          <table:table-cell office:value-type="string" calcext:value-type="string">
            <text:p>@W</text:p>
          </table:table-cell>
          <table:table-cell office:value-type="string" calcext:value-type="string">
            <text:p>@80</text:p>
          </table:table-cell>
          <table:table-cell office:value-type="float" office:value="-0.1844616532" calcext:value-type="float">
            <text:p>-0.1844616532</text:p>
          </table:table-cell>
          <table:table-cell office:value-type="float" office:value="-0.3938769102" calcext:value-type="float">
            <text:p>-0.393876910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Wgrave</text:p>
          </table:table-cell>
          <table:table-cell office:value-type="string" calcext:value-type="string">
            <text:p>@W</text:p>
          </table:table-cell>
          <table:table-cell office:value-type="string" calcext:value-type="string">
            <text:p>@80</text:p>
          </table:table-cell>
          <table:table-cell office:value-type="float" office:value="-0.1844616532" calcext:value-type="float">
            <text:p>-0.1844616532</text:p>
          </table:table-cell>
          <table:table-cell office:value-type="float" office:value="-0.3938769102" calcext:value-type="float">
            <text:p>-0.393876910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32.9166679382" calcext:value-type="float">
            <text:p>32.9166679382</text:p>
          </table:table-cell>
          <table:table-cell office:value-type="float" office:value="42.1339988708" calcext:value-type="float">
            <text:p>42.133998870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Yacute</text:p>
          </table:table-cell>
          <table:table-cell office:value-type="string" calcext:value-type="string">
            <text:p>@Y</text:p>
          </table:table-cell>
          <table:table-cell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Ycircumflex</text:p>
          </table:table-cell>
          <table:table-cell office:value-type="string" calcext:value-type="string">
            <text:p>@Y</text:p>
          </table:table-cell>
          <table:table-cell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Ydieresis</text:p>
          </table:table-cell>
          <table:table-cell office:value-type="string" calcext:value-type="string">
            <text:p>@Y</text:p>
          </table:table-cell>
          <table:table-cell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Ydotbelow</text:p>
          </table:table-cell>
          <table:table-cell office:value-type="string" calcext:value-type="string">
            <text:p>@Ydotbelow</text:p>
          </table:table-cell>
          <table:table-cell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Ygrave</text:p>
          </table:table-cell>
          <table:table-cell office:value-type="string" calcext:value-type="string">
            <text:p>@Y</text:p>
          </table:table-cell>
          <table:table-cell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Yhookabove</text:p>
          </table:table-cell>
          <table:table-cell office:value-type="string" calcext:value-type="string">
            <text:p>@Yhookabove</text:p>
          </table:table-cell>
          <table:table-cell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Ymacron</text:p>
          </table:table-cell>
          <table:table-cell office:value-type="string" calcext:value-type="string">
            <text:p>@Y</text:p>
          </table:table-cell>
          <table:table-cell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Ytilde</text:p>
          </table:table-cell>
          <table:table-cell office:value-type="string" calcext:value-type="string">
            <text:p>@Ytilde</text:p>
          </table:table-cell>
          <table:table-cell office:value-type="string" calcext:value-type="string">
            <text:p>@80</text:p>
          </table:table-cell>
          <table:table-cell office:value-type="float" office:value="-0.0263474584" calcext:value-type="float">
            <text:p>-0.0263474584</text:p>
          </table:table-cell>
          <table:table-cell office:value-type="float" office:value="-0.8000000119" calcext:value-type="float">
            <text:p>-0.80000001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@80</text:p>
          </table:table-cell>
          <table:table-cell office:value-type="float" office:value="36.9159660339" calcext:value-type="float">
            <text:p>36.9159660339</text:p>
          </table:table-cell>
          <table:table-cell office:value-type="float" office:value="59.9161453247" calcext:value-type="float">
            <text:p>59.916145324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Zacute</text:p>
          </table:table-cell>
          <table:table-cell office:value-type="string" calcext:value-type="string">
            <text:p>@Z</text:p>
          </table:table-cell>
          <table:table-cell office:value-type="string" calcext:value-type="string">
            <text:p>@80</text:p>
          </table:table-cell>
          <table:table-cell office:value-type="float" office:value="36.9159660339" calcext:value-type="float">
            <text:p>36.9159660339</text:p>
          </table:table-cell>
          <table:table-cell office:value-type="float" office:value="59.9161453247" calcext:value-type="float">
            <text:p>59.916145324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Zcaron</text:p>
          </table:table-cell>
          <table:table-cell office:value-type="string" calcext:value-type="string">
            <text:p>@Z</text:p>
          </table:table-cell>
          <table:table-cell office:value-type="string" calcext:value-type="string">
            <text:p>@80</text:p>
          </table:table-cell>
          <table:table-cell office:value-type="float" office:value="36.9159660339" calcext:value-type="float">
            <text:p>36.9159660339</text:p>
          </table:table-cell>
          <table:table-cell office:value-type="float" office:value="59.9161453247" calcext:value-type="float">
            <text:p>59.916145324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Zdotaccent</text:p>
          </table:table-cell>
          <table:table-cell office:value-type="string" calcext:value-type="string">
            <text:p>@Z</text:p>
          </table:table-cell>
          <table:table-cell office:value-type="string" calcext:value-type="string">
            <text:p>@80</text:p>
          </table:table-cell>
          <table:table-cell office:value-type="float" office:value="36.9159660339" calcext:value-type="float">
            <text:p>36.9159660339</text:p>
          </table:table-cell>
          <table:table-cell office:value-type="float" office:value="59.9161453247" calcext:value-type="float">
            <text:p>59.916145324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Iacute_J.loclNLD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J</text:p>
          </table:table-cell>
          <table:table-cell office:value-type="float" office:value="67.6666641235" calcext:value-type="float">
            <text:p>67.6666641235</text:p>
          </table:table-cell>
          <table:table-cell office:value-type="float" office:value="19.6666660309" calcext:value-type="float">
            <text:p>19.666666030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acut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bre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breveacut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brevedotbelow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brevegra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brevehookabo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brevetild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circumflex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circumflexacut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circumflexdotbelow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circumflexgra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circumflexhookabo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circumflextild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dblgra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dieresis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dotbelow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gra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hookabo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invertedbrev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macron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ogonek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ring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ringacut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tild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aeacute</text:p>
          </table:table-cell>
          <table:table-cell office:value-type="string" calcext:value-type="string">
            <text:p>@a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o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80" calcext:value-type="float">
            <text:p>80</text:p>
          </table:table-cell>
          <table:table-cell office:value-type="float" office:value="69.9881439209" calcext:value-type="float">
            <text:p>69.9881439209</text:p>
          </table:table-cell>
          <table:table-cell office:value-type="float" office:value="561.072021484" calcext:value-type="float">
            <text:p>561.072021484</text:p>
          </table:table-cell>
        </table:table-row>
        <table:table-row table:style-name="ro1">
          <table:table-cell office:value-type="string" calcext:value-type="string">
            <text:p>cacut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80" calcext:value-type="float">
            <text:p>80</text:p>
          </table:table-cell>
          <table:table-cell office:value-type="float" office:value="69.9881439209" calcext:value-type="float">
            <text:p>69.9881439209</text:p>
          </table:table-cell>
          <table:table-cell office:value-type="float" office:value="561.072021484" calcext:value-type="float">
            <text:p>561.072021484</text:p>
          </table:table-cell>
        </table:table-row>
        <table:table-row table:style-name="ro1">
          <table:table-cell office:value-type="string" calcext:value-type="string">
            <text:p>ccaro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80" calcext:value-type="float">
            <text:p>80</text:p>
          </table:table-cell>
          <table:table-cell office:value-type="float" office:value="69.9881439209" calcext:value-type="float">
            <text:p>69.9881439209</text:p>
          </table:table-cell>
          <table:table-cell office:value-type="float" office:value="561.072021484" calcext:value-type="float">
            <text:p>561.072021484</text:p>
          </table:table-cell>
        </table:table-row>
        <table:table-row table:style-name="ro1">
          <table:table-cell office:value-type="string" calcext:value-type="string">
            <text:p>ccedilla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80" calcext:value-type="float">
            <text:p>80</text:p>
          </table:table-cell>
          <table:table-cell office:value-type="float" office:value="69.9881439209" calcext:value-type="float">
            <text:p>69.9881439209</text:p>
          </table:table-cell>
          <table:table-cell office:value-type="float" office:value="561.072021484" calcext:value-type="float">
            <text:p>561.072021484</text:p>
          </table:table-cell>
        </table:table-row>
        <table:table-row table:style-name="ro1">
          <table:table-cell office:value-type="string" calcext:value-type="string">
            <text:p>ccircumflex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80" calcext:value-type="float">
            <text:p>80</text:p>
          </table:table-cell>
          <table:table-cell office:value-type="float" office:value="69.9881439209" calcext:value-type="float">
            <text:p>69.9881439209</text:p>
          </table:table-cell>
          <table:table-cell office:value-type="float" office:value="561.072021484" calcext:value-type="float">
            <text:p>561.072021484</text:p>
          </table:table-cell>
        </table:table-row>
        <table:table-row table:style-name="ro1">
          <table:table-cell office:value-type="string" calcext:value-type="string">
            <text:p>cdotaccent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80" calcext:value-type="float">
            <text:p>80</text:p>
          </table:table-cell>
          <table:table-cell office:value-type="float" office:value="69.9881439209" calcext:value-type="float">
            <text:p>69.9881439209</text:p>
          </table:table-cell>
          <table:table-cell office:value-type="float" office:value="561.072021484" calcext:value-type="float">
            <text:p>561.07202148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l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2" office:value-type="string" calcext:value-type="string">
            <text:p>@eth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dcaro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l</text:p>
          </table:table-cell>
          <table:table-cell office:value-type="float" office:value="80" calcext:value-type="float">
            <text:p>80</text:p>
          </table:table-cell>
          <table:table-cell office:value-type="float" office:value="-39.0401649475" calcext:value-type="float">
            <text:p>-39.040164947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dcroat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l</text:p>
          </table:table-cell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z</text:p>
          </table:table-cell>
          <table:table-cell office:value-type="float" office:value="80" calcext:value-type="float">
            <text:p>80</text:p>
          </table:table-cell>
          <table:table-cell office:value-type="float" office:value="44.6958732605" calcext:value-type="float">
            <text:p>44.695873260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dzcaro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z</text:p>
          </table:table-cell>
          <table:table-cell office:value-type="float" office:value="80" calcext:value-type="float">
            <text:p>80</text:p>
          </table:table-cell>
          <table:table-cell office:value-type="float" office:value="44.6958732605" calcext:value-type="float">
            <text:p>44.695873260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acut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bre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caro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circumflex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circumflexacut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circumflexdotbelow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circumflexgra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circumflexhookabo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circumflextild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dblgra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dieresis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dotaccent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dotbelow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gra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hookabo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invertedbrev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macro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ogonek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tild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@f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@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gbreve</text:p>
          </table:table-cell>
          <table:table-cell table:number-columns-repeated="2" office:value-type="string" calcext:value-type="string">
            <text:p>@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gcaron</text:p>
          </table:table-cell>
          <table:table-cell table:number-columns-repeated="2" office:value-type="string" calcext:value-type="string">
            <text:p>@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gcircumflex</text:p>
          </table:table-cell>
          <table:table-cell table:number-columns-repeated="2" office:value-type="string" calcext:value-type="string">
            <text:p>@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gcommaaccent</text:p>
          </table:table-cell>
          <table:table-cell table:number-columns-repeated="2" office:value-type="string" calcext:value-type="string">
            <text:p>@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gdotaccent</text:p>
          </table:table-cell>
          <table:table-cell table:number-columns-repeated="2" office:value-type="string" calcext:value-type="string">
            <text:p>@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n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hbar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n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hcircumflex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n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70.7549972534" calcext:value-type="float">
            <text:p>70.7549972534</text:p>
          </table:table-cell>
          <table:table-cell office:value-type="float" office:value="71.1733093262" calcext:value-type="float">
            <text:p>71.173309326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dotless</text:p>
          </table:table-cell>
          <table:table-cell table:number-columns-repeated="2" office:value-type="string" calcext:value-type="string">
            <text:p>@idotless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acute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74.6666641235" calcext:value-type="float">
            <text:p>74.6666641235</text:p>
          </table:table-cell>
          <table:table-cell office:value-type="float" office:value="13.6666669846" calcext:value-type="float">
            <text:p>13.666666984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breve</text:p>
          </table:table-cell>
          <table:table-cell table:number-columns-repeated="2" office:value-type="string" calcext:value-type="string">
            <text:p>@idotless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circumflex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dblgrave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-48.3000030518" calcext:value-type="float">
            <text:p>-48.3000030518</text:p>
          </table:table-cell>
          <table:table-cell office:value-type="float" office:value="40.0000038147" calcext:value-type="float">
            <text:p>40.000003814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dieresis</text:p>
          </table:table-cell>
          <table:table-cell table:number-columns-repeated="2" office:value-type="string" calcext:value-type="string">
            <text:p>@idotle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dotaccent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70.7549972534" calcext:value-type="float">
            <text:p>70.7549972534</text:p>
          </table:table-cell>
          <table:table-cell office:value-type="float" office:value="71.1733093262" calcext:value-type="float">
            <text:p>71.173309326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dotbelow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70.7549972534" calcext:value-type="float">
            <text:p>70.7549972534</text:p>
          </table:table-cell>
          <table:table-cell office:value-type="float" office:value="71.1733093262" calcext:value-type="float">
            <text:p>71.173309326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grave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13.6666669846" calcext:value-type="float">
            <text:p>13.6666669846</text:p>
          </table:table-cell>
          <table:table-cell office:value-type="float" office:value="74.6666641235" calcext:value-type="float">
            <text:p>74.666664123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hookabove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invertedbreve</text:p>
          </table:table-cell>
          <table:table-cell table:number-columns-repeated="2" office:value-type="string" calcext:value-type="string">
            <text:p>@idotle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macron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ogonek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tilde</text:p>
          </table:table-cell>
          <table:table-cell table:number-columns-repeated="2" office:value-type="string" calcext:value-type="string">
            <text:p>@idotless</text:p>
          </table:table-cell>
          <table:table-cell office:value-type="float" office:value="-10.1844615936" calcext:value-type="float">
            <text:p>-10.1844615936</text:p>
          </table:table-cell>
          <table:table-cell office:value-type="float" office:value="-9.8133888245" calcext:value-type="float">
            <text:p>-9.813388824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@jdotless</text:p>
          </table:table-cell>
          <table:table-cell office:value-type="float" office:value="-22" calcext:value-type="float">
            <text:p>-22</text:p>
          </table:table-cell>
          <table:table-cell office:value-type="float" office:value="71.1733093262" calcext:value-type="float">
            <text:p>71.173309326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jdotless</text:p>
          </table:table-cell>
          <table:table-cell table:number-columns-repeated="2" office:value-type="string" calcext:value-type="string">
            <text:p>@jdotless</text:p>
          </table:table-cell>
          <table:table-cell office:value-type="float" office:value="-22" calcext:value-type="float">
            <text:p>-22</text:p>
          </table:table-cell>
          <table:table-cell office:value-type="float" office:value="90" calcext:value-type="float">
            <text:p>9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jcircumflex</text:p>
          </table:table-cell>
          <table:table-cell table:number-columns-repeated="2" office:value-type="string" calcext:value-type="string">
            <text:p>@jdotless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k</text:p>
          </table:table-cell>
          <table:table-cell office:value-type="float" office:value="90" calcext:value-type="float">
            <text:p>90</text:p>
          </table:table-cell>
          <table:table-cell office:value-type="float" office:value="20.027217865" calcext:value-type="float">
            <text:p>20.027217865</text:p>
          </table:table-cell>
          <table:table-cell office:value-type="float" office:value="468.54598999" calcext:value-type="float">
            <text:p>468.54598999</text:p>
          </table:table-cell>
        </table:table-row>
        <table:table-row table:style-name="ro1">
          <table:table-cell office:value-type="string" calcext:value-type="string">
            <text:p>kcommaaccent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k</text:p>
          </table:table-cell>
          <table:table-cell office:value-type="float" office:value="90" calcext:value-type="float">
            <text:p>90</text:p>
          </table:table-cell>
          <table:table-cell office:value-type="float" office:value="20.481218338" calcext:value-type="float">
            <text:p>20.48121833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kgreenlandic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k</text:p>
          </table:table-cell>
          <table:table-cell office:value-type="float" office:value="90" calcext:value-type="float">
            <text:p>90</text:p>
          </table:table-cell>
          <table:table-cell office:value-type="float" office:value="20.481218338" calcext:value-type="float">
            <text:p>20.48121833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@l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acute</text:p>
          </table:table-cell>
          <table:table-cell table:number-columns-repeated="2" office:value-type="string" calcext:value-type="string">
            <text:p>@l</text:p>
          </table:table-cell>
          <table:table-cell office:value-type="float" office:value="89.6666641235" calcext:value-type="float">
            <text:p>89.6666641235</text:p>
          </table:table-cell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caron</text:p>
          </table:table-cell>
          <table:table-cell office:value-type="string" calcext:value-type="string">
            <text:p>@l</text:p>
          </table:table-cell>
          <table:table-cell office:value-type="string" calcext:value-type="string">
            <text:p>@lcaron</text:p>
          </table:table-cell>
          <table:table-cell office:value-type="float" office:value="90" calcext:value-type="float">
            <text:p>90</text:p>
          </table:table-cell>
          <table:table-cell office:value-type="float" office:value="49.9598350525" calcext:value-type="float">
            <text:p>49.959835052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lcommaaccent</text:p>
          </table:table-cell>
          <table:table-cell table:number-columns-repeated="2" office:value-type="string" calcext:value-type="string">
            <text:p>@l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ldot</text:p>
          </table:table-cell>
          <table:table-cell office:value-type="string" calcext:value-type="string">
            <text:p>@l</text:p>
          </table:table-cell>
          <table:table-cell office:value-type="string" calcext:value-type="string">
            <text:p>@lcaron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@l</text:p>
          </table:table-cell>
          <table:table-cell office:value-type="string" calcext:value-type="string">
            <text:p>@j</text:p>
          </table:table-cell>
          <table:table-cell office:value-type="float" office:value="90" calcext:value-type="float">
            <text:p>90</text:p>
          </table:table-cell>
          <table:table-cell office:value-type="float" office:value="93.1733093262" calcext:value-type="float">
            <text:p>93.17330932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slash</text:p>
          </table:table-cell>
          <table:table-cell table:number-columns-repeated="2" office:value-type="string" calcext:value-type="string">
            <text:p>@l</text:p>
          </table:table-cell>
          <table:table-cell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@n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n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nacute</text:p>
          </table:table-cell>
          <table:table-cell table:number-columns-repeated="2" office:value-type="string" calcext:value-type="string">
            <text:p>@n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ncaron</text:p>
          </table:table-cell>
          <table:table-cell table:number-columns-repeated="2" office:value-type="string" calcext:value-type="string">
            <text:p>@n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ncommaaccent</text:p>
          </table:table-cell>
          <table:table-cell table:number-columns-repeated="2" office:value-type="string" calcext:value-type="string">
            <text:p>@n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j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jdotless</text:p>
          </table:table-cell>
          <table:table-cell office:value-type="float" office:value="90" calcext:value-type="float">
            <text:p>90</text:p>
          </table:table-cell>
          <table:table-cell office:value-type="float" office:value="93.1733093262" calcext:value-type="float">
            <text:p>93.173309326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ntilde</text:p>
          </table:table-cell>
          <table:table-cell table:number-columns-repeated="2" office:value-type="string" calcext:value-type="string">
            <text:p>@n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acut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brev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circumflex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circumflexacut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circumflexdotbelow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circumflexgrav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circumflexhookabov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circumflextild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dblgrav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dieresis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dieresismacron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dotaccentmacron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dotbelow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grav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hookabov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horn</text:p>
          </table:table-cell>
          <table:table-cell table:number-columns-repeated="2" office:value-type="string" calcext:value-type="string">
            <text:p>@o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hornacute</text:p>
          </table:table-cell>
          <table:table-cell table:number-columns-repeated="2" office:value-type="string" calcext:value-type="string">
            <text:p>@o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horndotbelow</text:p>
          </table:table-cell>
          <table:table-cell table:number-columns-repeated="2" office:value-type="string" calcext:value-type="string">
            <text:p>@o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horngrave</text:p>
          </table:table-cell>
          <table:table-cell table:number-columns-repeated="2" office:value-type="string" calcext:value-type="string">
            <text:p>@o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hornhookabove</text:p>
          </table:table-cell>
          <table:table-cell table:number-columns-repeated="2" office:value-type="string" calcext:value-type="string">
            <text:p>@o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horntilde</text:p>
          </table:table-cell>
          <table:table-cell table:number-columns-repeated="2" office:value-type="string" calcext:value-type="string">
            <text:p>@o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hungarumlaut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invertedbrev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macron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ogonek</text:p>
          </table:table-cell>
          <table:table-cell table:number-columns-repeated="2" office:value-type="string" calcext:value-type="string">
            <text:p>@o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slash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slashacut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tilde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tildemacron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@p</text:p>
          </table:table-cell>
          <table:table-cell office:value-type="string" calcext:value-type="string">
            <text:p>@o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o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q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r</text:p>
          </table:table-cell>
          <table:table-cell office:value-type="float" office:value="90" calcext:value-type="float">
            <text:p>90</text:p>
          </table:table-cell>
          <table:table-cell office:value-type="float" office:value="19.7719993591" calcext:value-type="float">
            <text:p>19.7719993591</text:p>
          </table:table-cell>
          <table:table-cell office:value-type="float" office:value="369.772003174" calcext:value-type="float">
            <text:p>369.772003174</text:p>
          </table:table-cell>
        </table:table-row>
        <table:table-row table:style-name="ro1">
          <table:table-cell office:value-type="string" calcext:value-type="string">
            <text:p>racute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r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rcaron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r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rcommaaccent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r</text:p>
          </table:table-cell>
          <table:table-cell office:value-type="float" office:value="66.8107681274" calcext:value-type="float">
            <text:p>66.8107681274</text:p>
          </table:table-cell>
          <table:table-cell office:value-type="float" office:value="20" calcext:value-type="float">
            <text:p>2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rdblgrave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r</text:p>
          </table:table-cell>
          <table:table-cell office:value-type="float" office:value="58.6999969482" calcext:value-type="float">
            <text:p>58.6999969482</text:p>
          </table:table-cell>
          <table:table-cell office:value-type="float" office:value="20" calcext:value-type="float">
            <text:p>2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rinvertedbreve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r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@s</text:p>
          </table:table-cell>
          <table:table-cell office:value-type="float" office:value="69.9161453247" calcext:value-type="float">
            <text:p>69.9161453247</text:p>
          </table:table-cell>
          <table:table-cell office:value-type="float" office:value="70.2300033569" calcext:value-type="float">
            <text:p>70.2300033569</text:p>
          </table:table-cell>
          <table:table-cell office:value-type="float" office:value="561.229980469" calcext:value-type="float">
            <text:p>561.229980469</text:p>
          </table:table-cell>
        </table:table-row>
        <table:table-row table:style-name="ro1">
          <table:table-cell office:value-type="string" calcext:value-type="string">
            <text:p>sacute</text:p>
          </table:table-cell>
          <table:table-cell table:number-columns-repeated="2" office:value-type="string" calcext:value-type="string">
            <text:p>@s</text:p>
          </table:table-cell>
          <table:table-cell office:value-type="float" office:value="69.9161453247" calcext:value-type="float">
            <text:p>69.9161453247</text:p>
          </table:table-cell>
          <table:table-cell office:value-type="float" office:value="70" calcext:value-type="float">
            <text:p>7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caron</text:p>
          </table:table-cell>
          <table:table-cell table:number-columns-repeated="2" office:value-type="string" calcext:value-type="string">
            <text:p>@s</text:p>
          </table:table-cell>
          <table:table-cell office:value-type="float" office:value="69.9161453247" calcext:value-type="float">
            <text:p>69.9161453247</text:p>
          </table:table-cell>
          <table:table-cell office:value-type="float" office:value="70" calcext:value-type="float">
            <text:p>7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cedilla</text:p>
          </table:table-cell>
          <table:table-cell table:number-columns-repeated="2" office:value-type="string" calcext:value-type="string">
            <text:p>@s</text:p>
          </table:table-cell>
          <table:table-cell office:value-type="float" office:value="69.9161453247" calcext:value-type="float">
            <text:p>69.9161453247</text:p>
          </table:table-cell>
          <table:table-cell office:value-type="float" office:value="70" calcext:value-type="float">
            <text:p>7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circumflex</text:p>
          </table:table-cell>
          <table:table-cell table:number-columns-repeated="2" office:value-type="string" calcext:value-type="string">
            <text:p>@s</text:p>
          </table:table-cell>
          <table:table-cell office:value-type="float" office:value="69.9161453247" calcext:value-type="float">
            <text:p>69.9161453247</text:p>
          </table:table-cell>
          <table:table-cell office:value-type="float" office:value="70" calcext:value-type="float">
            <text:p>7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commaaccent</text:p>
          </table:table-cell>
          <table:table-cell table:number-columns-repeated="2" office:value-type="string" calcext:value-type="string">
            <text:p>@s</text:p>
          </table:table-cell>
          <table:table-cell office:value-type="float" office:value="69.9161453247" calcext:value-type="float">
            <text:p>69.9161453247</text:p>
          </table:table-cell>
          <table:table-cell office:value-type="float" office:value="70" calcext:value-type="float">
            <text:p>7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germandbls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germandbls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schwa</text:p>
          </table:table-cell>
          <table:table-cell table:number-columns-repeated="2" office:value-type="string" calcext:value-type="string">
            <text:p>@schwa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@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tbar</text:p>
          </table:table-cell>
          <table:table-cell table:number-columns-repeated="2" office:value-type="string" calcext:value-type="string">
            <text:p>@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tcaron</text:p>
          </table:table-cell>
          <table:table-cell table:number-columns-repeated="2" office:value-type="string" calcext:value-type="string">
            <text:p>@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tcedilla</text:p>
          </table:table-cell>
          <table:table-cell table:number-columns-repeated="2" office:value-type="string" calcext:value-type="string">
            <text:p>@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tcommaaccent</text:p>
          </table:table-cell>
          <table:table-cell table:number-columns-repeated="2" office:value-type="string" calcext:value-type="string">
            <text:p>@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acut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brev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circumflex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dblgrav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dieresis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dotbelow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grav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hookabov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horn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hornacut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horndotbelow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horngrav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hornhookabov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horntild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hungarumlaut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invertedbrev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macron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ogonek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ring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utilde</text:p>
          </table:table-cell>
          <table:table-cell table:number-columns-repeated="2" office:value-type="string" calcext:value-type="string">
            <text:p>@u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@v</text:p>
          </table:table-cell>
          <table:table-cell office:value-type="float" office:value="14.9166669846" calcext:value-type="float">
            <text:p>14.9166669846</text:p>
          </table:table-cell>
          <table:table-cell office:value-type="float" office:value="15.1334133148" calcext:value-type="float">
            <text:p>15.1334133148</text:p>
          </table:table-cell>
          <table:table-cell office:value-type="float" office:value="440.890014648" calcext:value-type="float">
            <text:p>440.89001464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@w</text:p>
          </table:table-cell>
          <table:table-cell office:value-type="float" office:value="15.0925159454" calcext:value-type="float">
            <text:p>15.0925159454</text:p>
          </table:table-cell>
          <table:table-cell office:value-type="float" office:value="15.2216663361" calcext:value-type="float">
            <text:p>15.2216663361</text:p>
          </table:table-cell>
          <table:table-cell office:value-type="float" office:value="673.304992676" calcext:value-type="float">
            <text:p>673.304992676</text:p>
          </table:table-cell>
        </table:table-row>
        <table:table-row table:style-name="ro1">
          <table:table-cell office:value-type="string" calcext:value-type="string">
            <text:p>wacute</text:p>
          </table:table-cell>
          <table:table-cell table:number-columns-repeated="2" office:value-type="string" calcext:value-type="string">
            <text:p>@w</text:p>
          </table:table-cell>
          <table:table-cell office:value-type="float" office:value="15.0925159454" calcext:value-type="float">
            <text:p>15.0925159454</text:p>
          </table:table-cell>
          <table:table-cell office:value-type="float" office:value="14.9166669846" calcext:value-type="float">
            <text:p>14.916666984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wcircumflex</text:p>
          </table:table-cell>
          <table:table-cell table:number-columns-repeated="2" office:value-type="string" calcext:value-type="string">
            <text:p>@w</text:p>
          </table:table-cell>
          <table:table-cell office:value-type="float" office:value="15.0925159454" calcext:value-type="float">
            <text:p>15.0925159454</text:p>
          </table:table-cell>
          <table:table-cell office:value-type="float" office:value="14.9166669846" calcext:value-type="float">
            <text:p>14.916666984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wdieresis</text:p>
          </table:table-cell>
          <table:table-cell table:number-columns-repeated="2" office:value-type="string" calcext:value-type="string">
            <text:p>@w</text:p>
          </table:table-cell>
          <table:table-cell office:value-type="float" office:value="15.0925159454" calcext:value-type="float">
            <text:p>15.0925159454</text:p>
          </table:table-cell>
          <table:table-cell office:value-type="float" office:value="14.9166669846" calcext:value-type="float">
            <text:p>14.916666984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wgrave</text:p>
          </table:table-cell>
          <table:table-cell table:number-columns-repeated="2" office:value-type="string" calcext:value-type="string">
            <text:p>@w</text:p>
          </table:table-cell>
          <table:table-cell office:value-type="float" office:value="15.0925159454" calcext:value-type="float">
            <text:p>15.0925159454</text:p>
          </table:table-cell>
          <table:table-cell office:value-type="float" office:value="14.9166669846" calcext:value-type="float">
            <text:p>14.916666984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@x</text:p>
          </table:table-cell>
          <table:table-cell office:value-type="float" office:value="44.9249992371" calcext:value-type="float">
            <text:p>44.9249992371</text:p>
          </table:table-cell>
          <table:table-cell office:value-type="float" office:value="44.6669998169" calcext:value-type="float">
            <text:p>44.6669998169</text:p>
          </table:table-cell>
          <table:table-cell office:value-type="float" office:value="481.742004395" calcext:value-type="float">
            <text:p>481.74200439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@y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yacute</text:p>
          </table:table-cell>
          <table:table-cell table:number-columns-repeated="2" office:value-type="string" calcext:value-type="string">
            <text:p>@y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ycircumflex</text:p>
          </table:table-cell>
          <table:table-cell table:number-columns-repeated="2" office:value-type="string" calcext:value-type="string">
            <text:p>@y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ydieresis</text:p>
          </table:table-cell>
          <table:table-cell table:number-columns-repeated="2" office:value-type="string" calcext:value-type="string">
            <text:p>@y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ydotbelow</text:p>
          </table:table-cell>
          <table:table-cell table:number-columns-repeated="2" office:value-type="string" calcext:value-type="string">
            <text:p>@y</text:p>
          </table:table-cell>
          <table:table-cell office:value-type="float" office:value="80" calcext:value-type="float">
            <text:p>80</text:p>
          </table:table-cell>
          <table:table-cell office:value-type="float" office:value="-46" calcext:value-type="float">
            <text:p>-4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ygrave</text:p>
          </table:table-cell>
          <table:table-cell table:number-columns-repeated="2" office:value-type="string" calcext:value-type="string">
            <text:p>@y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yhookabove</text:p>
          </table:table-cell>
          <table:table-cell table:number-columns-repeated="2" office:value-type="string" calcext:value-type="string">
            <text:p>@y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ymacron</text:p>
          </table:table-cell>
          <table:table-cell table:number-columns-repeated="2" office:value-type="string" calcext:value-type="string">
            <text:p>@y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ytilde</text:p>
          </table:table-cell>
          <table:table-cell table:number-columns-repeated="2" office:value-type="string" calcext:value-type="string">
            <text:p>@y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@z</text:p>
          </table:table-cell>
          <table:table-cell office:value-type="float" office:value="44.9161453247" calcext:value-type="float">
            <text:p>44.9161453247</text:p>
          </table:table-cell>
          <table:table-cell office:value-type="float" office:value="45.0058746338" calcext:value-type="float">
            <text:p>45.0058746338</text:p>
          </table:table-cell>
          <table:table-cell office:value-type="float" office:value="516.309997559" calcext:value-type="float">
            <text:p>516.309997559</text:p>
          </table:table-cell>
        </table:table-row>
        <table:table-row table:style-name="ro1">
          <table:table-cell office:value-type="string" calcext:value-type="string">
            <text:p>zacute</text:p>
          </table:table-cell>
          <table:table-cell table:number-columns-repeated="2" office:value-type="string" calcext:value-type="string">
            <text:p>@z</text:p>
          </table:table-cell>
          <table:table-cell office:value-type="float" office:value="44.9161453247" calcext:value-type="float">
            <text:p>44.9161453247</text:p>
          </table:table-cell>
          <table:table-cell office:value-type="float" office:value="44.6958732605" calcext:value-type="float">
            <text:p>44.695873260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zcaron</text:p>
          </table:table-cell>
          <table:table-cell table:number-columns-repeated="2" office:value-type="string" calcext:value-type="string">
            <text:p>@z</text:p>
          </table:table-cell>
          <table:table-cell office:value-type="float" office:value="44.9161453247" calcext:value-type="float">
            <text:p>44.9161453247</text:p>
          </table:table-cell>
          <table:table-cell office:value-type="float" office:value="44.6958732605" calcext:value-type="float">
            <text:p>44.695873260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zdotaccent</text:p>
          </table:table-cell>
          <table:table-cell table:number-columns-repeated="2" office:value-type="string" calcext:value-type="string">
            <text:p>@z</text:p>
          </table:table-cell>
          <table:table-cell office:value-type="float" office:value="44.9161453247" calcext:value-type="float">
            <text:p>44.9161453247</text:p>
          </table:table-cell>
          <table:table-cell office:value-type="float" office:value="44.6958732605" calcext:value-type="float">
            <text:p>44.695873260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a.ss01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l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f_f</text:p>
          </table:table-cell>
          <table:table-cell table:number-columns-repeated="2" office:value-type="string" calcext:value-type="string">
            <text:p>@f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f_f_i</text:p>
          </table:table-cell>
          <table:table-cell office:value-type="string" calcext:value-type="string">
            <text:p>@f</text:p>
          </table:table-cell>
          <table:table-cell office:value-type="string" calcext:value-type="string">
            <text:p>@idotless</text:p>
          </table:table-cell>
          <table:table-cell office:value-type="float" office:value="30" calcext:value-type="float">
            <text:p>30</text:p>
          </table:table-cell>
          <table:table-cell office:value-type="float" office:value="70.7934646606" calcext:value-type="float">
            <text:p>70.7934646606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f_f_ij</text:p>
          </table:table-cell>
          <table:table-cell office:value-type="string" calcext:value-type="string">
            <text:p>@f</text:p>
          </table:table-cell>
          <table:table-cell office:value-type="string" calcext:value-type="string">
            <text:p>@jdotless</text:p>
          </table:table-cell>
          <table:table-cell office:value-type="float" office:value="30" calcext:value-type="float">
            <text:p>30</text:p>
          </table:table-cell>
          <table:table-cell office:value-type="float" office:value="71.1733093262" calcext:value-type="float">
            <text:p>71.173309326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f_f_l</text:p>
          </table:table-cell>
          <table:table-cell office:value-type="string" calcext:value-type="string">
            <text:p>@f</text:p>
          </table:table-cell>
          <table:table-cell office:value-type="string" calcext:value-type="string">
            <text:p>@l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f_ij</text:p>
          </table:table-cell>
          <table:table-cell office:value-type="string" calcext:value-type="string">
            <text:p>@fi</text:p>
          </table:table-cell>
          <table:table-cell office:value-type="string" calcext:value-type="string">
            <text:p>@jdotless</text:p>
          </table:table-cell>
          <table:table-cell office:value-type="float" office:value="30" calcext:value-type="float">
            <text:p>30</text:p>
          </table:table-cell>
          <table:table-cell office:value-type="float" office:value="71.1733093262" calcext:value-type="float">
            <text:p>71.173309326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@f</text:p>
          </table:table-cell>
          <table:table-cell office:value-type="string" calcext:value-type="string">
            <text:p>@i</text:p>
          </table:table-cell>
          <table:table-cell office:value-type="float" office:value="30" calcext:value-type="float">
            <text:p>30</text:p>
          </table:table-cell>
          <table:table-cell office:value-type="float" office:value="70.7934646606" calcext:value-type="float">
            <text:p>70.793464660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@f</text:p>
          </table:table-cell>
          <table:table-cell office:value-type="string" calcext:value-type="string">
            <text:p>@l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I_J.loclNLD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J</text:p>
          </table:table-cell>
          <table:table-cell office:value-type="float" office:value="99.9060058594" calcext:value-type="float">
            <text:p>99.9060058594</text:p>
          </table:table-cell>
          <table:table-cell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ordfeminine</text:p>
          </table:table-cell>
          <table:table-cell table:number-columns-repeated="2" office:value-type="string" calcext:value-type="string">
            <text:p>@ordfemini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ordmasculine</text:p>
          </table:table-cell>
          <table:table-cell table:number-columns-repeated="2" office:value-type="string" calcext:value-type="string">
            <text:p>@ordmasculi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-kayahli</text:p>
          </table:table-cell>
          <table:table-cell table:number-columns-repeated="2" office:value-type="string" calcext:value-type="string">
            <text:p>@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ba-kayahli</text:p>
          </table:table-cell>
          <table:table-cell table:number-columns-repeated="2" office:value-type="string" calcext:value-type="string">
            <text:p>@six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ca-kayahli</text:p>
          </table:table-cell>
          <table:table-cell table:number-columns-repeated="2" office:value-type="string" calcext:value-type="string">
            <text:p>@c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da-kayahli</text:p>
          </table:table-cell>
          <table:table-cell table:number-columns-repeated="2" office:value-type="string" calcext:value-type="string">
            <text:p>@one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ga-kayahli</text:p>
          </table:table-cell>
          <table:table-cell table:number-columns-repeated="2" office:value-type="string" calcext:value-type="string">
            <text:p>@g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a-kayahli</text:p>
          </table:table-cell>
          <table:table-cell table:number-columns-repeated="2" office:value-type="string" calcext:value-type="string">
            <text:p>@h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hta-kayahli</text:p>
          </table:table-cell>
          <table:table-cell table:number-columns-repeated="2" office:value-type="string" calcext:value-type="string">
            <text:p>@seven-kayahli</text:p>
          </table:table-cell>
          <table:table-cell office:value-type="float" office:value="85" calcext:value-type="float">
            <text:p>85</text:p>
          </table:table-cell>
          <table:table-cell office:value-type="float" office:value="84.8738174438" calcext:value-type="float">
            <text:p>84.873817443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i-kayahli</text:p>
          </table:table-cell>
          <table:table-cell table:number-columns-repeated="2" office:value-type="string" calcext:value-type="string">
            <text:p>@i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ka-kayahli</text:p>
          </table:table-cell>
          <table:table-cell table:number-columns-repeated="2" office:value-type="string" calcext:value-type="string">
            <text:p>@ka-kayahli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kha-kayahli</text:p>
          </table:table-cell>
          <table:table-cell table:number-columns-repeated="2" office:value-type="string" calcext:value-type="string">
            <text:p>@kh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la-kayahli</text:p>
          </table:table-cell>
          <table:table-cell table:number-columns-repeated="2" office:value-type="string" calcext:value-type="string">
            <text:p>@l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ma-kayahli</text:p>
          </table:table-cell>
          <table:table-cell table:number-columns-repeated="2" office:value-type="string" calcext:value-type="string">
            <text:p>@m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na-kayahli</text:p>
          </table:table-cell>
          <table:table-cell table:number-columns-repeated="2" office:value-type="string" calcext:value-type="string">
            <text:p>@n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nga-kayahli</text:p>
          </table:table-cell>
          <table:table-cell table:number-columns-repeated="2" office:value-type="string" calcext:value-type="string">
            <text:p>@nga-kayahli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nya-kayahli</text:p>
          </table:table-cell>
          <table:table-cell table:number-columns-repeated="2" office:value-type="string" calcext:value-type="string">
            <text:p>@ny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oe-kayahli</text:p>
          </table:table-cell>
          <table:table-cell table:number-columns-repeated="2" office:value-type="string" calcext:value-type="string">
            <text:p>@oe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oo-kayahli</text:p>
          </table:table-cell>
          <table:table-cell table:number-columns-repeated="2" office:value-type="string" calcext:value-type="string">
            <text:p>@oo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pa-kayahli</text:p>
          </table:table-cell>
          <table:table-cell table:number-columns-repeated="2" office:value-type="string" calcext:value-type="string">
            <text:p>@p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pha-kayahli</text:p>
          </table:table-cell>
          <table:table-cell table:number-columns-repeated="2" office:value-type="string" calcext:value-type="string">
            <text:p>@pha-kayahli</text:p>
          </table:table-cell>
          <table:table-cell office:value-type="float" office:value="85" calcext:value-type="float">
            <text:p>85</text:p>
          </table:table-cell>
          <table:table-cell office:value-type="float" office:value="42.25" calcext:value-type="float">
            <text:p>42.2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ra-kayahli</text:p>
          </table:table-cell>
          <table:table-cell table:number-columns-repeated="2" office:value-type="string" calcext:value-type="string">
            <text:p>@four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sa-kayahli</text:p>
          </table:table-cell>
          <table:table-cell table:number-columns-repeated="2" office:value-type="string" calcext:value-type="string">
            <text:p>@sa-kayahli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sha-kayahli</text:p>
          </table:table-cell>
          <table:table-cell table:number-columns-repeated="2" office:value-type="string" calcext:value-type="string">
            <text:p>@sha-kayahli</text:p>
          </table:table-cell>
          <table:table-cell office:value-type="float" office:value="41.75" calcext:value-type="float">
            <text:p>41.75</text:p>
          </table:table-cell>
          <table:table-cell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ta-kayahli</text:p>
          </table:table-cell>
          <table:table-cell table:number-columns-repeated="2" office:value-type="string" calcext:value-type="string">
            <text:p>@ta-kayahli</text:p>
          </table:table-cell>
          <table:table-cell office:value-type="float" office:value="85" calcext:value-type="float">
            <text:p>85</text:p>
          </table:table-cell>
          <table:table-cell office:value-type="float" office:value="84.9932937622" calcext:value-type="float">
            <text:p>84.993293762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tha-kayahli</text:p>
          </table:table-cell>
          <table:table-cell table:number-columns-repeated="2" office:value-type="string" calcext:value-type="string">
            <text:p>@th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va-kayahli</text:p>
          </table:table-cell>
          <table:table-cell table:number-columns-repeated="2" office:value-type="string" calcext:value-type="string">
            <text:p>@v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a-kayahli</text:p>
          </table:table-cell>
          <table:table-cell table:number-columns-repeated="2" office:value-type="string" calcext:value-type="string">
            <text:p>@nine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ya-kayahli</text:p>
          </table:table-cell>
          <table:table-cell table:number-columns-repeated="2" office:value-type="string" calcext:value-type="string">
            <text:p>@y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za-kayahli</text:p>
          </table:table-cell>
          <table:table-cell table:number-columns-repeated="2" office:value-type="string" calcext:value-type="string">
            <text:p>@za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2" office:value-type="string" calcext:value-type="string">
            <text:p>@zero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table:number-columns-repeated="2" office:value-type="string" calcext:value-type="string">
            <text:p>@one</text:p>
          </table:table-cell>
          <table:table-cell office:value-type="float" office:value="80.25" calcext:value-type="float">
            <text:p>80.25</text:p>
          </table:table-cell>
          <table:table-cell office:value-type="float" office:value="100.125999451" calcext:value-type="float">
            <text:p>100.125999451</text:p>
          </table:table-cell>
          <table:table-cell office:value-type="float" office:value="343.12600708" calcext:value-type="float">
            <text:p>343.12600708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table:number-columns-repeated="2" office:value-type="string" calcext:value-type="string">
            <text:p>@two</text:p>
          </table:table-cell>
          <table:table-cell office:value-type="float" office:value="59.9161453247" calcext:value-type="float">
            <text:p>59.9161453247</text:p>
          </table:table-cell>
          <table:table-cell office:value-type="float" office:value="60.4010009766" calcext:value-type="float">
            <text:p>60.4010009766</text:p>
          </table:table-cell>
          <table:table-cell office:value-type="float" office:value="564.401000977" calcext:value-type="float">
            <text:p>564.401000977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table:number-columns-repeated="2" office:value-type="string" calcext:value-type="string">
            <text:p>@three</text:p>
          </table:table-cell>
          <table:table-cell office:value-type="float" office:value="49.9161453247" calcext:value-type="float">
            <text:p>49.9161453247</text:p>
          </table:table-cell>
          <table:table-cell office:value-type="float" office:value="60.4449996948" calcext:value-type="float">
            <text:p>60.4449996948</text:p>
          </table:table-cell>
          <table:table-cell office:value-type="float" office:value="571.445007324" calcext:value-type="float">
            <text:p>571.445007324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table:number-columns-repeated="2" office:value-type="string" calcext:value-type="string">
            <text:p>@four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table:number-columns-repeated="2" office:value-type="string" calcext:value-type="string">
            <text:p>@five</text:p>
          </table:table-cell>
          <table:table-cell office:value-type="float" office:value="59.9161453247" calcext:value-type="float">
            <text:p>59.9161453247</text:p>
          </table:table-cell>
          <table:table-cell office:value-type="float" office:value="60.4449996948" calcext:value-type="float">
            <text:p>60.4449996948</text:p>
          </table:table-cell>
          <table:table-cell office:value-type="float" office:value="571.445007324" calcext:value-type="float">
            <text:p>571.445007324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table:number-columns-repeated="2" office:value-type="string" calcext:value-type="string">
            <text:p>@six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table:number-columns-repeated="2" office:value-type="string" calcext:value-type="string">
            <text:p>@seve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table:number-columns-repeated="2" office:value-type="string" calcext:value-type="string">
            <text:p>@eigh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table:number-columns-repeated="2" office:value-type="string" calcext:value-type="string">
            <text:p>@nin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onesuperior</text:p>
          </table:table-cell>
          <table:table-cell table:number-columns-repeated="2" office:value-type="string" calcext:value-type="string">
            <text:p>@onesuperior</text:p>
          </table:table-cell>
          <table:table-cell office:value-type="float" office:value="80.25" calcext:value-type="float">
            <text:p>80.25</text:p>
          </table:table-cell>
          <table:table-cell office:value-type="float" office:value="60" calcext:value-type="float">
            <text:p>6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twosuperior</text:p>
          </table:table-cell>
          <table:table-cell table:number-columns-repeated="2" office:value-type="string" calcext:value-type="string">
            <text:p>@twosuperior</text:p>
          </table:table-cell>
          <table:table-cell office:value-type="float" office:value="59.7225875854" calcext:value-type="float">
            <text:p>59.7225875854</text:p>
          </table:table-cell>
          <table:table-cell office:value-type="float" office:value="59.7999992371" calcext:value-type="float">
            <text:p>59.7999992371</text:p>
          </table:table-cell>
          <table:table-cell office:value-type="float" office:value="348.799987793" calcext:value-type="float">
            <text:p>348.799987793</text:p>
          </table:table-cell>
        </table:table-row>
        <table:table-row table:style-name="ro1">
          <table:table-cell office:value-type="string" calcext:value-type="string">
            <text:p>threesuperior</text:p>
          </table:table-cell>
          <table:table-cell table:number-columns-repeated="2" office:value-type="string" calcext:value-type="string">
            <text:p>@threesuperior</text:p>
          </table:table-cell>
          <table:table-cell office:value-type="float" office:value="49.6958732605" calcext:value-type="float">
            <text:p>49.6958732605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oursuperior</text:p>
          </table:table-cell>
          <table:table-cell table:number-columns-repeated="2" office:value-type="string" calcext:value-type="string">
            <text:p>@foursuperior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table:number-columns-repeated="2" office:value-type="string" calcext:value-type="string">
            <text:p>@slash</text:p>
          </table:table-cell>
          <table:table-cell office:value-type="float" office:value="-160" calcext:value-type="float">
            <text:p>-160</text:p>
          </table:table-cell>
          <table:table-cell office:value-type="float" office:value="-100" calcext:value-type="float">
            <text:p>-10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onehalf</text:p>
          </table:table-cell>
          <table:table-cell table:number-columns-repeated="2" office:value-type="string" calcext:value-type="string">
            <text:p>@onesuperior</text:p>
          </table:table-cell>
          <table:table-cell office:value-type="float" office:value="80.25" calcext:value-type="float">
            <text:p>80.25</text:p>
          </table:table-cell>
          <table:table-cell office:value-type="float" office:value="60" calcext:value-type="float">
            <text:p>6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onequarter</text:p>
          </table:table-cell>
          <table:table-cell table:number-columns-repeated="2" office:value-type="string" calcext:value-type="string">
            <text:p>@onesuperior</text:p>
          </table:table-cell>
          <table:table-cell office:value-type="float" office:value="80.25" calcext:value-type="float">
            <text:p>80.25</text:p>
          </table:table-cell>
          <table:table-cell office:value-type="float" office:value="80" calcext:value-type="float">
            <text:p>8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threequarters</text:p>
          </table:table-cell>
          <table:table-cell table:number-columns-repeated="2" office:value-type="string" calcext:value-type="string">
            <text:p>@threesuperior</text:p>
          </table:table-cell>
          <table:table-cell office:value-type="float" office:value="49.6958732605" calcext:value-type="float">
            <text:p>49.6958732605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eight-kayahli</text:p>
          </table:table-cell>
          <table:table-cell table:number-columns-repeated="2" office:value-type="string" calcext:value-type="string">
            <text:p>@eight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five-kayahli</text:p>
          </table:table-cell>
          <table:table-cell table:number-columns-repeated="2" office:value-type="string" calcext:value-type="string">
            <text:p>@five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four-kayahli</text:p>
          </table:table-cell>
          <table:table-cell table:number-columns-repeated="2" office:value-type="string" calcext:value-type="string">
            <text:p>@four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nine-kayahli</text:p>
          </table:table-cell>
          <table:table-cell table:number-columns-repeated="2" office:value-type="string" calcext:value-type="string">
            <text:p>@nine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one-kayahli</text:p>
          </table:table-cell>
          <table:table-cell table:number-columns-repeated="2" office:value-type="string" calcext:value-type="string">
            <text:p>@one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seven-kayahli</text:p>
          </table:table-cell>
          <table:table-cell table:number-columns-repeated="2" office:value-type="string" calcext:value-type="string">
            <text:p>@seven-kayahli</text:p>
          </table:table-cell>
          <table:table-cell office:value-type="float" office:value="85" calcext:value-type="float">
            <text:p>85</text:p>
          </table:table-cell>
          <table:table-cell office:value-type="float" office:value="84.8738174438" calcext:value-type="float">
            <text:p>84.873817443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six-kayahli</text:p>
          </table:table-cell>
          <table:table-cell table:number-columns-repeated="2" office:value-type="string" calcext:value-type="string">
            <text:p>@six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three-kayahli</text:p>
          </table:table-cell>
          <table:table-cell table:number-columns-repeated="2" office:value-type="string" calcext:value-type="string">
            <text:p>@three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two-kayahli</text:p>
          </table:table-cell>
          <table:table-cell table:number-columns-repeated="2" office:value-type="string" calcext:value-type="string">
            <text:p>@two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zero-kayahli</text:p>
          </table:table-cell>
          <table:table-cell table:number-columns-repeated="2" office:value-type="string" calcext:value-type="string">
            <text:p>@zero-kayah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asterisk</text:p>
          </table:table-cell>
          <table:table-cell table:number-columns-repeated="2" office:value-type="string" calcext:value-type="string">
            <text:p>@asterisk</text:p>
          </table:table-cell>
          <table:table-cell office:value-type="float" office:value="65.2344055176" calcext:value-type="float">
            <text:p>65.2344055176</text:p>
          </table:table-cell>
          <table:table-cell office:value-type="float" office:value="65.280960083" calcext:value-type="float">
            <text:p>65.28096008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backslash</text:p>
          </table:table-cell>
          <table:table-cell table:number-columns-repeated="2" office:value-type="string" calcext:value-type="string">
            <text:p>@backslash</text:p>
          </table:table-cell>
          <table:table-cell office:value-type="float" office:value="49.2633399963" calcext:value-type="float">
            <text:p>49.2633399963</text:p>
          </table:table-cell>
          <table:table-cell office:value-type="float" office:value="49.9030036926" calcext:value-type="float">
            <text:p>49.903003692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periodcentered</text:p>
          </table:table-cell>
          <table:table-cell table:number-columns-repeated="2" office:value-type="string" calcext:value-type="string">
            <text:p>@hyphe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table:number-columns-repeated="2" office:value-type="string" calcext:value-type="string">
            <text:p>@hyphe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table:number-columns-repeated="2" office:value-type="string" calcext:value-type="string">
            <text:p>@period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omma</text:p>
          </table:table-cell>
          <table:table-cell table:number-columns-repeated="2" office:value-type="string" calcext:value-type="string">
            <text:p>@period</text:p>
          </table:table-cell>
          <table:table-cell office:value-type="float" office:value="9.7634553909" calcext:value-type="float">
            <text:p>9.7634553909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llipsis</text:p>
          </table:table-cell>
          <table:table-cell table:number-columns-repeated="2" office:value-type="string" calcext:value-type="string">
            <text:p>@period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xclam</text:p>
          </table:table-cell>
          <table:table-cell table:number-columns-repeated="2" office:value-type="string" calcext:value-type="string">
            <text:p>@excla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xclamdown</text:p>
          </table:table-cell>
          <table:table-cell table:number-columns-repeated="2" office:value-type="string" calcext:value-type="string">
            <text:p>@excla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numbersign</text:p>
          </table:table-cell>
          <table:table-cell table:number-columns-repeated="2" office:value-type="string" calcext:value-type="string">
            <text:p>@numbersig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number-columns-repeated="2" office:value-type="string" calcext:value-type="string">
            <text:p>@period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@quesion</text:p>
          </table:table-cell>
          <table:table-cell office:value-type="string" calcext:value-type="string">
            <text:p>@question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questiondown</text:p>
          </table:table-cell>
          <table:table-cell table:number-columns-repeated="2" office:value-type="string" calcext:value-type="string">
            <text:p>@questiondow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quotedbl</text:p>
          </table:table-cell>
          <table:table-cell table:number-columns-repeated="2" office:value-type="string" calcext:value-type="string">
            <text:p>@quotesingl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quotesingle</text:p>
          </table:table-cell>
          <table:table-cell table:number-columns-repeated="2" office:value-type="string" calcext:value-type="string">
            <text:p>@quotesingl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table:number-columns-repeated="2" office:value-type="string" calcext:value-type="string">
            <text:p>@period</text:p>
          </table:table-cell>
          <table:table-cell office:value-type="float" office:value="9.7634553909" calcext:value-type="float">
            <text:p>9.7634553909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@slash</text:p>
          </table:table-cell>
          <table:table-cell office:value-type="float" office:value="49.9030036926" calcext:value-type="float">
            <text:p>49.9030036926</text:p>
          </table:table-cell>
          <table:table-cell office:value-type="float" office:value="49.2633399963" calcext:value-type="float">
            <text:p>49.263339996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table:number-columns-repeated="2" office:value-type="string" calcext:value-type="string">
            <text:p>@period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periodcentered.loclCAT</text:p>
          </table:table-cell>
          <table:table-cell table:number-columns-repeated="2" office:value-type="string" calcext:value-type="string">
            <text:p>@period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braceleft</text:p>
          </table:table-cell>
          <table:table-cell table:number-columns-repeated="2" office:value-type="string" calcext:value-type="string">
            <text:p>@parenlef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braceright</text:p>
          </table:table-cell>
          <table:table-cell table:number-columns-repeated="2" office:value-type="string" calcext:value-type="string">
            <text:p>@parenrigh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bracketleft</text:p>
          </table:table-cell>
          <table:table-cell table:number-columns-repeated="2" office:value-type="string" calcext:value-type="string">
            <text:p>@parenlef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racketright</text:p>
          </table:table-cell>
          <table:table-cell table:number-columns-repeated="2" office:value-type="string" calcext:value-type="string">
            <text:p>@parenrigh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arenleft</text:p>
          </table:table-cell>
          <table:table-cell table:number-columns-repeated="2" office:value-type="string" calcext:value-type="string">
            <text:p>@parenlef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arenright</text:p>
          </table:table-cell>
          <table:table-cell table:number-columns-repeated="2" office:value-type="string" calcext:value-type="string">
            <text:p>@parenrigh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braceleft.case</text:p>
          </table:table-cell>
          <table:table-cell table:number-columns-repeated="2" office:value-type="string" calcext:value-type="string">
            <text:p>@parenlef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braceright.case</text:p>
          </table:table-cell>
          <table:table-cell table:number-columns-repeated="2" office:value-type="string" calcext:value-type="string">
            <text:p>@parenrigh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bracketleft.case</text:p>
          </table:table-cell>
          <table:table-cell table:number-columns-repeated="2" office:value-type="string" calcext:value-type="string">
            <text:p>@parenlef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racketright.case</text:p>
          </table:table-cell>
          <table:table-cell table:number-columns-repeated="2" office:value-type="string" calcext:value-type="string">
            <text:p>@parenrigh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arenleft.case</text:p>
          </table:table-cell>
          <table:table-cell table:number-columns-repeated="2" office:value-type="string" calcext:value-type="string">
            <text:p>@parenlef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arenright.case</text:p>
          </table:table-cell>
          <table:table-cell table:number-columns-repeated="2" office:value-type="string" calcext:value-type="string">
            <text:p>@parenrigh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mdash</text:p>
          </table:table-cell>
          <table:table-cell table:number-columns-repeated="2" office:value-type="string" calcext:value-type="string">
            <text:p>@hyphe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endash</text:p>
          </table:table-cell>
          <table:table-cell table:number-columns-repeated="2" office:value-type="string" calcext:value-type="string">
            <text:p>@hyphe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hyphen</text:p>
          </table:table-cell>
          <table:table-cell table:number-columns-repeated="2" office:value-type="string" calcext:value-type="string">
            <text:p>@hyphen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ofthyphen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uillemetleft</text:p>
          </table:table-cell>
          <table:table-cell table:number-columns-repeated="2" office:value-type="string" calcext:value-type="string">
            <text:p>@guilsinglleft</text:p>
          </table:table-cell>
          <table:table-cell office:value-type="float" office:value="39.75" calcext:value-type="float">
            <text:p>39.75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guillemetright</text:p>
          </table:table-cell>
          <table:table-cell table:number-columns-repeated="2" office:value-type="string" calcext:value-type="string">
            <text:p>@guilsinglright</text:p>
          </table:table-cell>
          <table:table-cell office:value-type="float" office:value="49" calcext:value-type="float">
            <text:p>49</text:p>
          </table:table-cell>
          <table:table-cell office:value-type="float" office:value="39.75" calcext:value-type="float">
            <text:p>39.7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guilsinglleft</text:p>
          </table:table-cell>
          <table:table-cell table:number-columns-repeated="2" office:value-type="string" calcext:value-type="string">
            <text:p>@guilsinglleft</text:p>
          </table:table-cell>
          <table:table-cell office:value-type="float" office:value="39.75" calcext:value-type="float">
            <text:p>39.75</text:p>
          </table:table-cell>
          <table:table-cell office:value-type="float" office:value="49" calcext:value-type="float">
            <text:p>4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guilsinglright</text:p>
          </table:table-cell>
          <table:table-cell table:number-columns-repeated="2" office:value-type="string" calcext:value-type="string">
            <text:p>@guilsinglright</text:p>
          </table:table-cell>
          <table:table-cell office:value-type="float" office:value="49" calcext:value-type="float">
            <text:p>49</text:p>
          </table:table-cell>
          <table:table-cell office:value-type="float" office:value="39.75" calcext:value-type="float">
            <text:p>39.7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quotedblbase</text:p>
          </table:table-cell>
          <table:table-cell table:number-columns-repeated="2" office:value-type="string" calcext:value-type="string">
            <text:p>@period</text:p>
          </table:table-cell>
          <table:table-cell office:value-type="float" office:value="59.804851532" calcext:value-type="float">
            <text:p>59.804851532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quotedblleft</text:p>
          </table:table-cell>
          <table:table-cell table:number-columns-repeated="2" office:value-type="string" calcext:value-type="string">
            <text:p>@quoteleft</text:p>
          </table:table-cell>
          <table:table-cell office:value-type="float" office:value="61" calcext:value-type="float">
            <text:p>61</text:p>
          </table:table-cell>
          <table:table-cell office:value-type="float" office:value="59.804851532" calcext:value-type="float">
            <text:p>59.80485153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quotedblright</text:p>
          </table:table-cell>
          <table:table-cell table:number-columns-repeated="2" office:value-type="string" calcext:value-type="string">
            <text:p>@quoteright</text:p>
          </table:table-cell>
          <table:table-cell office:value-type="float" office:value="59.804851532" calcext:value-type="float">
            <text:p>59.804851532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quoteleft</text:p>
          </table:table-cell>
          <table:table-cell table:number-columns-repeated="2" office:value-type="string" calcext:value-type="string">
            <text:p>@quoteleft</text:p>
          </table:table-cell>
          <table:table-cell office:value-type="float" office:value="61" calcext:value-type="float">
            <text:p>61</text:p>
          </table:table-cell>
          <table:table-cell office:value-type="float" office:value="59.804851532" calcext:value-type="float">
            <text:p>59.80485153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quoteright</text:p>
          </table:table-cell>
          <table:table-cell table:number-columns-repeated="2" office:value-type="string" calcext:value-type="string">
            <text:p>@quoteright</text:p>
          </table:table-cell>
          <table:table-cell office:value-type="float" office:value="59.804851532" calcext:value-type="float">
            <text:p>59.804851532</text:p>
          </table:table-cell>
          <table:table-cell office:value-type="float" office:value="60" calcext:value-type="float">
            <text:p>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quotesinglbase</text:p>
          </table:table-cell>
          <table:table-cell table:number-columns-repeated="2" office:value-type="string" calcext:value-type="string">
            <text:p>@period</text:p>
          </table:table-cell>
          <table:table-cell office:value-type="float" office:value="9.8048496246" calcext:value-type="float">
            <text:p>9.8048496246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@sp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nbspace</text:p>
          </table:table-cell>
          <table:table-cell table:number-columns-repeated="2" office:value-type="string" calcext:value-type="string">
            <text:p>@sp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cent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olonsign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80" calcext:value-type="float">
            <text:p>80</text:p>
          </table:table-cell>
          <table:table-cell office:value-type="float" office:value="80.9060058594" calcext:value-type="float">
            <text:p>80.906005859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2" office:value-type="string" calcext:value-type="string">
            <text:p>@currency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2" office:value-type="string" calcext:value-type="string">
            <text:p>@S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ong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d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florin</text:p>
          </table:table-cell>
          <table:table-cell table:number-columns-repeated="2" office:value-type="string" calcext:value-type="string">
            <text:p>@florin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@Hbar</text:p>
          </table:table-cell>
          <table:table-cell office:value-type="string" calcext:value-type="string">
            <text:p>@F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@C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kip</text:p>
          </table:table-cell>
          <table:table-cell office:value-type="string" calcext:value-type="string">
            <text:p>@Hbar</text:p>
          </table:table-cell>
          <table:table-cell office:value-type="string" calcext:value-type="string">
            <text:p>@K</text:p>
          </table:table-cell>
          <table:table-cell office:value-type="float" office:value="15" calcext:value-type="float">
            <text:p>15</text:p>
          </table:table-cell>
          <table:table-cell office:value-type="float" office:value="9.9250001907" calcext:value-type="float">
            <text:p>9.925000190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lira</text:p>
          </table:table-cell>
          <table:table-cell table:number-columns-repeated="2" office:value-type="string" calcext:value-type="string">
            <text:p>@sterl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liraTurkish</text:p>
          </table:table-cell>
          <table:table-cell office:value-type="string" calcext:value-type="string">
            <text:p>@Hbar</text:p>
          </table:table-cell>
          <table:table-cell office:value-type="string" calcext:value-type="string">
            <text:p>@L</text:p>
          </table:table-cell>
          <table:table-cell office:value-type="float" office:value="19.578212738" calcext:value-type="float">
            <text:p>19.578212738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manat</text:p>
          </table:table-cell>
          <table:table-cell table:number-columns-repeated="2" office:value-type="string" calcext:value-type="string">
            <text:p>@U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naira</text:p>
          </table:table-cell>
          <table:table-cell table:number-columns-repeated="2" office:value-type="string" calcext:value-type="string">
            <text:p>@Hbar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peseta</text:p>
          </table:table-cell>
          <table:table-cell office:value-type="string" calcext:value-type="string">
            <text:p>@P</text:p>
          </table:table-cell>
          <table:table-cell office:value-type="string" calcext:value-type="string">
            <text:p>@s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@Hbar</text:p>
          </table:table-cell>
          <table:table-cell office:value-type="string" calcext:value-type="string">
            <text:p>@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office:value-type="string" calcext:value-type="string">
            <text:p>@Hbar</text:p>
          </table:table-cell>
          <table:table-cell office:value-type="string" calcext:value-type="string">
            <text:p>@P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rupeeIndian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rupeeIndian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terling</text:p>
          </table:table-cell>
          <table:table-cell table:number-columns-repeated="2" office:value-type="string" calcext:value-type="string">
            <text:p>@sterl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won</text:p>
          </table:table-cell>
          <table:table-cell table:number-columns-repeated="2" office:value-type="string" calcext:value-type="string">
            <text:p>@V</text:p>
          </table:table-cell>
          <table:table-cell office:value-type="float" office:value="-1.1844615936" calcext:value-type="float">
            <text:p>-1.1844615936</text:p>
          </table:table-cell>
          <table:table-cell office:value-type="float" office:value="-0.3938769102" calcext:value-type="float">
            <text:p>-0.393876910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yen</text:p>
          </table:table-cell>
          <table:table-cell table:number-columns-repeated="2" office:value-type="string" calcext:value-type="string">
            <text:p>@Y</text:p>
          </table:table-cell>
          <table:table-cell office:value-type="float" office:value="0.200000003" calcext:value-type="float">
            <text:p>0.200000003</text:p>
          </table:table-cell>
          <table:table-cell office:value-type="float" office:value="-0.51982373" calcext:value-type="float">
            <text:p>-0.5198237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bulletoperator</text:p>
          </table:table-cell>
          <table:table-cell table:number-columns-repeated="2" office:value-type="string" calcext:value-type="string">
            <text:p>@hyphe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divisionslash</text:p>
          </table:table-cell>
          <table:table-cell table:number-columns-repeated="2" office:value-type="string" calcext:value-type="string">
            <text:p>@slash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@plus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table:number-columns-repeated="2" office:value-type="string" calcext:value-type="string">
            <text:p>@plus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multiply</text:p>
          </table:table-cell>
          <table:table-cell table:number-columns-repeated="2" office:value-type="string" calcext:value-type="string">
            <text:p>@plus</text:p>
          </table:table-cell>
          <table:table-cell office:value-type="float" office:value="120.554542542" calcext:value-type="float">
            <text:p>120.554542542</text:p>
          </table:table-cell>
          <table:table-cell office:value-type="float" office:value="120.306358337" calcext:value-type="float">
            <text:p>120.30635833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@plus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2" office:value-type="string" calcext:value-type="string">
            <text:p>@plus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notequal</text:p>
          </table:table-cell>
          <table:table-cell table:number-columns-repeated="2" office:value-type="string" calcext:value-type="string">
            <text:p>@plus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greater</text:p>
          </table:table-cell>
          <table:table-cell table:number-columns-repeated="2" office:value-type="string" calcext:value-type="string">
            <text:p>@plus</text:p>
          </table:table-cell>
          <table:table-cell office:value-type="float" office:value="100.280960083" calcext:value-type="float">
            <text:p>100.280960083</text:p>
          </table:table-cell>
          <table:table-cell office:value-type="float" office:value="101" calcext:value-type="float">
            <text:p>10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table:number-columns-repeated="2" office:value-type="string" calcext:value-type="string">
            <text:p>@plus</text:p>
          </table:table-cell>
          <table:table-cell office:value-type="float" office:value="100" calcext:value-type="float">
            <text:p>100</text:p>
          </table:table-cell>
          <table:table-cell office:value-type="float" office:value="101.280960083" calcext:value-type="float">
            <text:p>101.28096008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greaterequal</text:p>
          </table:table-cell>
          <table:table-cell table:number-columns-repeated="2" office:value-type="string" calcext:value-type="string">
            <text:p>@plus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lessequal</text:p>
          </table:table-cell>
          <table:table-cell table:number-columns-repeated="2" office:value-type="string" calcext:value-type="string">
            <text:p>@plus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plusminus</text:p>
          </table:table-cell>
          <table:table-cell table:number-columns-repeated="2" office:value-type="string" calcext:value-type="string">
            <text:p>@plus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approxequal</text:p>
          </table:table-cell>
          <table:table-cell table:number-columns-repeated="2" office:value-type="string" calcext:value-type="string">
            <text:p>@plus</text:p>
          </table:table-cell>
          <table:table-cell office:value-type="float" office:value="68.4320983887" calcext:value-type="float">
            <text:p>68.4320983887</text:p>
          </table:table-cell>
          <table:table-cell office:value-type="float" office:value="69.7779006958" calcext:value-type="float">
            <text:p>69.7779006958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asciitilde</text:p>
          </table:table-cell>
          <table:table-cell table:number-columns-repeated="2" office:value-type="string" calcext:value-type="string">
            <text:p>@plus</text:p>
          </table:table-cell>
          <table:table-cell office:value-type="float" office:value="69.4320983887" calcext:value-type="float">
            <text:p>69.4320983887</text:p>
          </table:table-cell>
          <table:table-cell office:value-type="float" office:value="68.7779006958" calcext:value-type="float">
            <text:p>68.7779006958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logicalnot</text:p>
          </table:table-cell>
          <table:table-cell table:number-columns-repeated="2" office:value-type="string" calcext:value-type="string">
            <text:p>@plus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@micro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percent</text:p>
          </table:table-cell>
          <table:table-cell table:number-columns-repeated="2" office:value-type="string" calcext:value-type="string">
            <text:p>@percen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perthousand</text:p>
          </table:table-cell>
          <table:table-cell table:number-columns-repeated="2" office:value-type="string" calcext:value-type="string">
            <text:p>@percen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@at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ampersand</text:p>
          </table:table-cell>
          <table:table-cell table:number-columns-repeated="2" office:value-type="string" calcext:value-type="string">
            <text:p>@ampersand</text:p>
          </table:table-cell>
          <table:table-cell office:value-type="float" office:value="60" calcext:value-type="float">
            <text:p>60</text:p>
          </table:table-cell>
          <table:table-cell office:value-type="float" office:value="19.8306541443" calcext:value-type="float">
            <text:p>19.830654144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@paragraph</text:p>
          </table:table-cell>
          <table:table-cell office:value-type="string" calcext:value-type="string">
            <text:p>@H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section</text:p>
          </table:table-cell>
          <table:table-cell table:number-columns-repeated="2" office:value-type="string" calcext:value-type="string">
            <text:p>@sectio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copyright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@O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trademark</text:p>
          </table:table-cell>
          <table:table-cell table:number-columns-repeated="2" office:value-type="string" calcext:value-type="string">
            <text:p>@ordfemini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2" office:value-type="string" calcext:value-type="string">
            <text:p>@ordfemini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@H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rokenbar</text:p>
          </table:table-cell>
          <table:table-cell table:number-columns-repeated="2" office:value-type="string" calcext:value-type="string">
            <text:p>@H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2" office:value-type="string" calcext:value-type="string">
            <text:p>@Hba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daggerdbl</text:p>
          </table:table-cell>
          <table:table-cell table:number-columns-repeated="2" office:value-type="string" calcext:value-type="string">
            <text:p>@Hba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@H</text:p>
          </table:table-cell>
          <table:table-cell office:value-type="string" calcext:value-type="string">
            <text:p>@ordfemini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asciicircum</text:p>
          </table:table-cell>
          <table:table-cell table:number-columns-repeated="2" office:value-type="string" calcext:value-type="string">
            <text:p>@asteris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dieresis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otaccent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7549972534" calcext:value-type="float">
            <text:p>49.7549972534</text:p>
          </table:table-cell>
          <table:table-cell office:value-type="float" office:value="50.1733055115" calcext:value-type="float">
            <text:p>50.17330551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rav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49.6666679382" calcext:value-type="float">
            <text:p>49.666667938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cut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49.6666679382" calcext:value-type="float">
            <text:p>49.666667938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hungarumlaut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49.6666679382" calcext:value-type="float">
            <text:p>49.666667938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aroncomb.alt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8344764709" calcext:value-type="float">
            <text:p>49.8344764709</text:p>
          </table:table-cell>
          <table:table-cell office:value-type="float" office:value="49.9598350525" calcext:value-type="float">
            <text:p>49.959835052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ircumflex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aron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brev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ing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ilde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815536499" calcext:value-type="float">
            <text:p>49.815536499</text:p>
          </table:table-cell>
          <table:table-cell office:value-type="float" office:value="49.8967628479" calcext:value-type="float">
            <text:p>49.896762847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acron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ookabov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dblgrave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6999969482" calcext:value-type="float">
            <text:p>49.6999969482</text:p>
          </table:table-cell>
          <table:table-cell office:value-type="float" office:value="50.0000038147" calcext:value-type="float">
            <text:p>50.000003814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breveinverted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commaturnedabove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5999984741" calcext:value-type="float">
            <text:p>49.5999984741</text:p>
          </table:table-cell>
          <table:table-cell office:value-type="float" office:value="49.8107643127" calcext:value-type="float">
            <text:p>49.81076431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orn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dotbelow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dieresisbelow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commaaccent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8107643127" calcext:value-type="float">
            <text:p>49.8107643127</text:p>
          </table:table-cell>
          <table:table-cell office:value-type="float" office:value="49.5999984741" calcext:value-type="float">
            <text:p>49.599998474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edilla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ogonek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brevebelow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macronbelow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trokeshort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rokelong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slashshort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7513580322" calcext:value-type="float">
            <text:p>49.7513580322</text:p>
          </table:table-cell>
          <table:table-cell office:value-type="float" office:value="50.3320846558" calcext:value-type="float">
            <text:p>50.332084655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slashlong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49.973651886" calcext:value-type="float">
            <text:p>49.97365188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acutecomb.cas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49.6666679382" calcext:value-type="float">
            <text:p>49.666667938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circumflexcomb.cas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aroncomb.cas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brevecomb.i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tildecomb.i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815536499" calcext:value-type="float">
            <text:p>49.815536499</text:p>
          </table:table-cell>
          <table:table-cell office:value-type="float" office:value="50.1866111755" calcext:value-type="float">
            <text:p>50.186611175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macroncomb.i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breveinvertedcomb.i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ogonekcomb.i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postrophemod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804851532" calcext:value-type="float">
            <text:p>49.804851532</text:p>
          </table:table-cell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firsttonechines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acut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49.6666679382" calcext:value-type="float">
            <text:p>49.666667938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rev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edilla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ircumflex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dieresis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otaccent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7549972534" calcext:value-type="float">
            <text:p>49.7549972534</text:p>
          </table:table-cell>
          <table:table-cell office:value-type="float" office:value="50.1733055115" calcext:value-type="float">
            <text:p>50.17330551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49.6666679382" calcext:value-type="float">
            <text:p>49.666667938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hungarumlaut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49.6666679382" calcext:value-type="float">
            <text:p>49.666667938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macron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ogonek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ilde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815536499" calcext:value-type="float">
            <text:p>49.815536499</text:p>
          </table:table-cell>
          <table:table-cell office:value-type="float" office:value="49.8967628479" calcext:value-type="float">
            <text:p>49.896762847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brevecomb_acut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brevecomb_grav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brevecomb_hookabov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brevecomb_tild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circumflexcomb_acute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50" calcext:value-type="float">
            <text:p>50</text:p>
          </table:table-cell>
          <table:table-cell office:value-type="float" office:value="49.6666679382" calcext:value-type="float">
            <text:p>49.666667938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circumflexcomb_grave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6666679382" calcext:value-type="float">
            <text:p>49.6666679382</text:p>
          </table:table-cell>
          <table:table-cell office:value-type="float" office:value="50" calcext:value-type="float">
            <text:p>5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circumflexcomb_hookabovecomb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ircumflexcomb_tildecomb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49.815536499" calcext:value-type="float">
            <text:p>49.815536499</text:p>
          </table:table-cell>
          <table:table-cell office:value-type="float" office:value="50.1866111755" calcext:value-type="float">
            <text:p>50.186611175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circumflexcomb_acutecomb.case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ircumflexcomb_gravecomb.cas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ircumflexcomb_hookabovecomb.case</text:p>
          </table:table-cell>
          <table:table-cell table:number-columns-repeated="2" office:value-type="string" calcext:value-type="string">
            <text:p>@mar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circumflexcomb_tildecomb.case</text:p>
          </table:table-cell>
          <table:table-cell table:number-columns-repeated="2" office:value-type="string" calcext:value-type="string">
            <text:p>@mark</text:p>
          </table:table-cell>
          <table:table-cell office:value-type="float" office:value="66.815536499" calcext:value-type="float">
            <text:p>66.815536499</text:p>
          </table:table-cell>
          <table:table-cell office:value-type="float" office:value="49.8967628479" calcext:value-type="float">
            <text:p>49.896762847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3"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three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four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five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even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eight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nine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.lf</text:p>
          </table:table-cell>
          <table:table-cell table:number-columns-repeated="2"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.lf</text:p>
          </table:table-cell>
          <table:table-cell table:number-columns-repeated="2"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.lf</text:p>
          </table:table-cell>
          <table:table-cell table:number-columns-repeated="2" office:value-type="string" calcext:value-type="string">
            <text:p>th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.lf</text:p>
          </table:table-cell>
          <table:table-cell table:number-columns-repeated="2" office:value-type="string" calcext:value-type="string">
            <text:p>f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.lf</text:p>
          </table:table-cell>
          <table:table-cell table:number-columns-repeated="2" office:value-type="string" calcext:value-type="string">
            <text:p>f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.lf</text:p>
          </table:table-cell>
          <table:table-cell table:number-columns-repeated="2"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.lf</text:p>
          </table:table-cell>
          <table:table-cell table:number-columns-repeated="2" office:value-type="string" calcext:value-type="string">
            <text:p>se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ht.lf</text:p>
          </table:table-cell>
          <table:table-cell table:number-columns-repeated="2" office:value-type="string" calcext:value-type="string">
            <text:p>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e.lf</text:p>
          </table:table-cell>
          <table:table-cell table:number-columns-repeated="2" office:value-type="string" calcext:value-type="string">
            <text:p>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.lf</text:p>
          </table:table-cell>
          <table:table-cell table:number-columns-repeated="2" office:value-type="string" calcext:value-type="string">
            <text:p>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.osf</text:p>
          </table:table-cell>
          <table:table-cell table:number-columns-repeated="2"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.osf</text:p>
          </table:table-cell>
          <table:table-cell table:number-columns-repeated="2" office:value-type="string" calcext:value-type="string">
            <text:p>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.osf</text:p>
          </table:table-cell>
          <table:table-cell table:number-columns-repeated="2" office:value-type="string" calcext:value-type="string">
            <text:p>th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.osf</text:p>
          </table:table-cell>
          <table:table-cell table:number-columns-repeated="2" office:value-type="string" calcext:value-type="string">
            <text:p>f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.osf</text:p>
          </table:table-cell>
          <table:table-cell table:number-columns-repeated="2" office:value-type="string" calcext:value-type="string">
            <text:p>f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.osf</text:p>
          </table:table-cell>
          <table:table-cell table:number-columns-repeated="2"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.osf</text:p>
          </table:table-cell>
          <table:table-cell table:number-columns-repeated="2" office:value-type="string" calcext:value-type="string">
            <text:p>se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ht.osf</text:p>
          </table:table-cell>
          <table:table-cell table:number-columns-repeated="2" office:value-type="string" calcext:value-type="string">
            <text:p>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e.osf</text:p>
          </table:table-cell>
          <table:table-cell table:number-columns-repeated="2" office:value-type="string" calcext:value-type="string">
            <text:p>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.osf</text:p>
          </table:table-cell>
          <table:table-cell table:number-columns-repeated="2" office:value-type="string" calcext:value-type="string">
            <text:p>t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9:50:53.610738000</dc:date>
    <meta:editing-duration>PT11M29S</meta:editing-duration>
    <meta:editing-cycles>1</meta:editing-cycles>
    <meta:document-statistic meta:table-count="1" meta:cell-count="3896" meta:object-count="0"/>
    <meta:generator>LibreOffice/4.4.1.2$MacOSX_X86_64 LibreOffice_project/45e2de17089c24a1fa810c8f975a7171ba4cd432</meta:generator>
  </office:meta>
</office:document-meta>
</file>